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Arial" svg:font-family="Arial" style:font-family-generic="swiss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a1" style:family="table">
      <style:table-properties style:width="16.302cm" table:align="margins"/>
    </style:style>
    <style:style style:name="Tabla1.A" style:family="table-column">
      <style:table-column-properties style:column-width="8.151cm" style:rel-column-width="32767*"/>
    </style:style>
    <style:style style:name="Tabla1.B" style:family="table-column">
      <style:table-column-properties style:column-width="8.151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302cm" table:align="margins"/>
    </style:style>
    <style:style style:name="Tabla2.A" style:family="table-column">
      <style:table-column-properties style:column-width="8.151cm" style:rel-column-width="32767*"/>
    </style:style>
    <style:style style:name="Tabla2.B" style:family="table-column">
      <style:table-column-properties style:column-width="8.151cm" style:rel-column-width="32768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302cm" table:align="margins"/>
    </style:style>
    <style:style style:name="Tabla3.A" style:family="table-column">
      <style:table-column-properties style:column-width="8.151cm" style:rel-column-width="32767*"/>
    </style:style>
    <style:style style:name="Tabla3.B" style:family="table-column">
      <style:table-column-properties style:column-width="8.151cm" style:rel-column-width="32768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6.302cm" table:align="margins"/>
    </style:style>
    <style:style style:name="Tabla5.A" style:family="table-column">
      <style:table-column-properties style:column-width="8.151cm" style:rel-column-width="32767*"/>
    </style:style>
    <style:style style:name="Tabla5.B" style:family="table-column">
      <style:table-column-properties style:column-width="8.151cm" style:rel-column-width="32768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6.302cm" table:align="margins"/>
    </style:style>
    <style:style style:name="Tabla4.A" style:family="table-column">
      <style:table-column-properties style:column-width="8.151cm" style:rel-column-width="32767*"/>
    </style:style>
    <style:style style:name="Tabla4.B" style:family="table-column">
      <style:table-column-properties style:column-width="8.151cm" style:rel-column-width="3276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6.302cm" table:align="margins"/>
    </style:style>
    <style:style style:name="Tabla6.A" style:family="table-column">
      <style:table-column-properties style:column-width="8.151cm" style:rel-column-width="32767*"/>
    </style:style>
    <style:style style:name="Tabla6.B" style:family="table-column">
      <style:table-column-properties style:column-width="8.151cm" style:rel-column-width="32768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B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6.302cm" table:align="margins"/>
    </style:style>
    <style:style style:name="Tabla7.A" style:family="table-column">
      <style:table-column-properties style:column-width="8.151cm" style:rel-column-width="32767*"/>
    </style:style>
    <style:style style:name="Tabla7.B" style:family="table-column">
      <style:table-column-properties style:column-width="8.151cm" style:rel-column-width="32768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6.302cm" table:align="margins"/>
    </style:style>
    <style:style style:name="Tabla8.A" style:family="table-column">
      <style:table-column-properties style:column-width="8.151cm" style:rel-column-width="32767*"/>
    </style:style>
    <style:style style:name="Tabla8.B" style:family="table-column">
      <style:table-column-properties style:column-width="8.151cm" style:rel-column-width="32768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B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6.302cm" table:align="margins"/>
    </style:style>
    <style:style style:name="Tabla9.A" style:family="table-column">
      <style:table-column-properties style:column-width="8.151cm" style:rel-column-width="32767*"/>
    </style:style>
    <style:style style:name="Tabla9.B" style:family="table-column">
      <style:table-column-properties style:column-width="8.151cm" style:rel-column-width="32768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B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6.302cm" table:align="margins"/>
    </style:style>
    <style:style style:name="Tabla10.A" style:family="table-column">
      <style:table-column-properties style:column-width="8.151cm" style:rel-column-width="32767*"/>
    </style:style>
    <style:style style:name="Tabla10.B" style:family="table-column">
      <style:table-column-properties style:column-width="8.151cm" style:rel-column-width="32768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B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6.302cm" table:align="margins"/>
    </style:style>
    <style:style style:name="Tabla11.A" style:family="table-column">
      <style:table-column-properties style:column-width="8.151cm" style:rel-column-width="32767*"/>
    </style:style>
    <style:style style:name="Tabla11.B" style:family="table-column">
      <style:table-column-properties style:column-width="8.151cm" style:rel-column-width="32768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B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6.302cm" table:align="margins"/>
    </style:style>
    <style:style style:name="Tabla12.A" style:family="table-column">
      <style:table-column-properties style:column-width="8.147cm" style:rel-column-width="32756*"/>
    </style:style>
    <style:style style:name="Tabla12.B" style:family="table-column">
      <style:table-column-properties style:column-width="8.154cm" style:rel-column-width="32779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B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6.302cm" table:align="margins"/>
    </style:style>
    <style:style style:name="Tabla13.A" style:family="table-column">
      <style:table-column-properties style:column-width="8.756cm" style:rel-column-width="35203*"/>
    </style:style>
    <style:style style:name="Tabla13.B" style:family="table-column">
      <style:table-column-properties style:column-width="7.546cm" style:rel-column-width="30332*"/>
    </style:style>
    <style:style style:name="Tab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B1" style:family="table-cell">
      <style:table-cell-properties fo:padding="0.097cm" fo:border="0.002cm solid #000000"/>
    </style:style>
    <style:style style:name="Tabla13.A2" style:family="table-cell">
      <style:table-cell-properties fo:padding="0.097cm" fo:border-left="0.002cm solid #000000" fo:border-right="none" fo:border-top="none" fo:border-bottom="0.002cm solid #000000"/>
    </style:style>
    <style:style style:name="Tab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6.302cm" table:align="margins"/>
    </style:style>
    <style:style style:name="Tabla14.A" style:family="table-column">
      <style:table-column-properties style:column-width="9.259cm" style:rel-column-width="37224*"/>
    </style:style>
    <style:style style:name="Tabla14.B" style:family="table-column">
      <style:table-column-properties style:column-width="7.043cm" style:rel-column-width="28311*"/>
    </style:style>
    <style:style style:name="Tab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B1" style:family="table-cell">
      <style:table-cell-properties fo:padding="0.097cm" fo:border="0.002cm solid #000000"/>
    </style:style>
    <style:style style:name="Tabla14.A2" style:family="table-cell">
      <style:table-cell-properties fo:padding="0.097cm" fo:border-left="0.002cm solid #000000" fo:border-right="none" fo:border-top="none" fo:border-bottom="0.002cm solid #000000"/>
    </style:style>
    <style:style style:name="Tab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6.302cm" table:align="margins"/>
    </style:style>
    <style:style style:name="Tabla15.A" style:family="table-column">
      <style:table-column-properties style:column-width="6.722cm" style:rel-column-width="27026*"/>
    </style:style>
    <style:style style:name="Tabla15.B" style:family="table-column">
      <style:table-column-properties style:column-width="9.58cm" style:rel-column-width="38509*"/>
    </style:style>
    <style:style style:name="Tabl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B1" style:family="table-cell">
      <style:table-cell-properties fo:padding="0.097cm" fo:border="0.002cm solid #000000"/>
    </style:style>
    <style:style style:name="Tabla15.A2" style:family="table-cell">
      <style:table-cell-properties fo:padding="0.097cm" fo:border-left="0.002cm solid #000000" fo:border-right="none" fo:border-top="none" fo:border-bottom="0.002cm solid #000000"/>
    </style:style>
    <style:style style:name="Tabl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6.302cm" table:align="margins"/>
    </style:style>
    <style:style style:name="Tabla16.A" style:family="table-column">
      <style:table-column-properties style:column-width="6.722cm" style:rel-column-width="27026*"/>
    </style:style>
    <style:style style:name="Tabla16.B" style:family="table-column">
      <style:table-column-properties style:column-width="9.58cm" style:rel-column-width="38509*"/>
    </style:style>
    <style:style style:name="Tab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B1" style:family="table-cell">
      <style:table-cell-properties fo:padding="0.097cm" fo:border="0.002cm solid #000000"/>
    </style:style>
    <style:style style:name="Tabla16.A2" style:family="table-cell">
      <style:table-cell-properties fo:padding="0.097cm" fo:border-left="0.002cm solid #000000" fo:border-right="none" fo:border-top="none" fo:border-bottom="0.002cm solid #000000"/>
    </style:style>
    <style:style style:name="Tabla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6.302cm" table:align="margins"/>
    </style:style>
    <style:style style:name="Tabla17.A" style:family="table-column">
      <style:table-column-properties style:column-width="7.221cm" style:rel-column-width="29030*"/>
    </style:style>
    <style:style style:name="Tabla17.B" style:family="table-column">
      <style:table-column-properties style:column-width="9.081cm" style:rel-column-width="36505*"/>
    </style:style>
    <style:style style:name="Tab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B1" style:family="table-cell">
      <style:table-cell-properties fo:padding="0.097cm" fo:border="0.002cm solid #000000"/>
    </style:style>
    <style:style style:name="Tabla17.A2" style:family="table-cell">
      <style:table-cell-properties fo:padding="0.097cm" fo:border-left="0.002cm solid #000000" fo:border-right="none" fo:border-top="none" fo:border-bottom="0.002cm solid #000000"/>
    </style:style>
    <style:style style:name="Tab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6.302cm" table:align="margins"/>
    </style:style>
    <style:style style:name="Tabla18.A" style:family="table-column">
      <style:table-column-properties style:column-width="7.221cm" style:rel-column-width="29030*"/>
    </style:style>
    <style:style style:name="Tabla18.B" style:family="table-column">
      <style:table-column-properties style:column-width="9.081cm" style:rel-column-width="36505*"/>
    </style:style>
    <style:style style:name="Tab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B1" style:family="table-cell">
      <style:table-cell-properties fo:padding="0.097cm" fo:border="0.002cm solid #000000"/>
    </style:style>
    <style:style style:name="Tabla18.A2" style:family="table-cell">
      <style:table-cell-properties fo:padding="0.097cm" fo:border-left="0.002cm solid #000000" fo:border-right="none" fo:border-top="none" fo:border-bottom="0.002cm solid #000000"/>
    </style:style>
    <style:style style:name="Tab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6.302cm" table:align="margins"/>
    </style:style>
    <style:style style:name="Tabla19.A" style:family="table-column">
      <style:table-column-properties style:column-width="7.595cm" style:rel-column-width="30537*"/>
    </style:style>
    <style:style style:name="Tabla19.B" style:family="table-column">
      <style:table-column-properties style:column-width="8.707cm" style:rel-column-width="34998*"/>
    </style:style>
    <style:style style:name="Tabla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B1" style:family="table-cell">
      <style:table-cell-properties fo:padding="0.097cm" fo:border="0.002cm solid #000000"/>
    </style:style>
    <style:style style:name="Tabla19.A2" style:family="table-cell">
      <style:table-cell-properties fo:padding="0.097cm" fo:border-left="0.002cm solid #000000" fo:border-right="none" fo:border-top="none" fo:border-bottom="0.002cm solid #000000"/>
    </style:style>
    <style:style style:name="Tabla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6.302cm" table:align="margins"/>
    </style:style>
    <style:style style:name="Tabla20.A" style:family="table-column">
      <style:table-column-properties style:column-width="9.361cm" style:rel-column-width="37631*"/>
    </style:style>
    <style:style style:name="Tabla20.B" style:family="table-column">
      <style:table-column-properties style:column-width="6.941cm" style:rel-column-width="27904*"/>
    </style:style>
    <style:style style:name="Tabla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fo:padding="0.097cm" fo:border="0.002cm solid #000000"/>
    </style:style>
    <style:style style:name="Tabla20.A2" style:family="table-cell">
      <style:table-cell-properties fo:padding="0.097cm" fo:border-left="0.002cm solid #000000" fo:border-right="none" fo:border-top="none" fo:border-bottom="0.002cm solid #000000"/>
    </style:style>
    <style:style style:name="Tabla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6.302cm" table:align="margins"/>
    </style:style>
    <style:style style:name="Tabla21.A" style:family="table-column">
      <style:table-column-properties style:column-width="9.361cm" style:rel-column-width="37631*"/>
    </style:style>
    <style:style style:name="Tabla21.B" style:family="table-column">
      <style:table-column-properties style:column-width="6.941cm" style:rel-column-width="27904*"/>
    </style:style>
    <style:style style:name="Tab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B1" style:family="table-cell">
      <style:table-cell-properties fo:padding="0.097cm" fo:border="0.002cm solid #000000"/>
    </style:style>
    <style:style style:name="Tabla21.A2" style:family="table-cell">
      <style:table-cell-properties fo:padding="0.097cm" fo:border-left="0.002cm solid #000000" fo:border-right="none" fo:border-top="none" fo:border-bottom="0.002cm solid #000000"/>
    </style:style>
    <style:style style:name="Tab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6.302cm" table:align="margins"/>
    </style:style>
    <style:style style:name="Tabla22.A" style:family="table-column">
      <style:table-column-properties style:column-width="8.045cm" style:rel-column-width="32342*"/>
    </style:style>
    <style:style style:name="Tabla22.B" style:family="table-column">
      <style:table-column-properties style:column-width="8.257cm" style:rel-column-width="33193*"/>
    </style:style>
    <style:style style:name="Tabla22.1" style:family="table-row">
      <style:table-row-properties style:min-row-height="1.189cm"/>
    </style:style>
    <style:style style:name="Tab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2.B1" style:family="table-cell">
      <style:table-cell-properties fo:padding="0.097cm" fo:border="0.002cm solid #000000"/>
    </style:style>
    <style:style style:name="Tabla22.A2" style:family="table-cell">
      <style:table-cell-properties fo:padding="0.097cm" fo:border-left="0.002cm solid #000000" fo:border-right="none" fo:border-top="none" fo:border-bottom="0.002cm solid #000000"/>
    </style:style>
    <style:style style:name="Tabla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" style:family="table">
      <style:table-properties style:width="16.302cm" table:align="margins"/>
    </style:style>
    <style:style style:name="Tabla23.A" style:family="table-column">
      <style:table-column-properties style:column-width="8.045cm" style:rel-column-width="32342*"/>
    </style:style>
    <style:style style:name="Tabla23.B" style:family="table-column">
      <style:table-column-properties style:column-width="8.257cm" style:rel-column-width="33193*"/>
    </style:style>
    <style:style style:name="Tabla23.1" style:family="table-row">
      <style:table-row-properties style:min-row-height="1.189cm"/>
    </style:style>
    <style:style style:name="Tabla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B1" style:family="table-cell">
      <style:table-cell-properties fo:padding="0.097cm" fo:border="0.002cm solid #000000"/>
    </style:style>
    <style:style style:name="Tabla23.A2" style:family="table-cell">
      <style:table-cell-properties fo:padding="0.097cm" fo:border-left="0.002cm solid #000000" fo:border-right="none" fo:border-top="none" fo:border-bottom="0.002cm solid #000000"/>
    </style:style>
    <style:style style:name="Tabla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normal" style:font-weight-complex="bold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text-properties fo:color="#ff0000" style:text-underline-style="none" fo:font-weight="bold" style:font-weight-asian="bold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 style:list-style-name="L3">
      <style:text-properties fo:font-weight="normal" style:font-weight-asian="normal" style:font-weight-complex="normal"/>
    </style:style>
    <style:style style:name="P19" style:family="paragraph" style:parent-style-name="Standard" style:list-style-name="L4">
      <style:text-properties fo:font-weight="normal" style:font-weight-asian="normal" style:font-weight-complex="normal"/>
    </style:style>
    <style:style style:name="P20" style:family="paragraph" style:parent-style-name="Standard" style:list-style-name="L6">
      <style:text-properties fo:font-weight="normal" style:font-weight-asian="normal" style:font-weight-complex="normal"/>
    </style:style>
    <style:style style:name="P21" style:family="paragraph" style:parent-style-name="Standard" style:list-style-name="L7">
      <style:text-properties fo:font-weight="normal" style:font-weight-asian="normal" style:font-weight-complex="normal"/>
    </style:style>
    <style:style style:name="P22" style:family="paragraph" style:parent-style-name="Standard" style:list-style-name="L8">
      <style:text-properties fo:font-weight="normal" style:font-weight-asian="normal" style:font-weight-complex="normal"/>
    </style:style>
    <style:style style:name="P23" style:family="paragraph" style:parent-style-name="Standard" style:list-style-name="L11">
      <style:text-properties fo:font-weight="normal" style:font-weight-asian="normal" style:font-weight-complex="normal"/>
    </style:style>
    <style:style style:name="P24" style:family="paragraph" style:parent-style-name="Standard" style:list-style-name="L13">
      <style:text-properties fo:font-weight="normal" style:font-weight-asian="normal" style:font-weight-complex="normal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 style:list-style-name="L8">
      <style:text-properties fo:font-weight="bold" style:font-weight-asian="bold" style:font-weight-complex="bold"/>
    </style:style>
    <style:style style:name="P27" style:family="paragraph" style:parent-style-name="Standard" style:list-style-name="L9">
      <style:text-properties fo:font-weight="bold" style:font-weight-asian="bold" style:font-weight-complex="bold"/>
    </style:style>
    <style:style style:name="P28" style:family="paragraph" style:parent-style-name="Standard" style:list-style-name="L10">
      <style:text-properties fo:font-weight="bold" style:font-weight-asian="bold" style:font-weight-complex="bold"/>
    </style:style>
    <style:style style:name="P29" style:family="paragraph" style:parent-style-name="Standard" style:list-style-name="L11">
      <style:text-properties fo:font-weight="bold" style:font-weight-asian="bold" style:font-weight-complex="bold"/>
    </style:style>
    <style:style style:name="P30" style:family="paragraph" style:parent-style-name="Standard" style:list-style-name="L12">
      <style:text-properties fo:font-weight="bold" style:font-weight-asian="bold" style:font-weight-complex="bold"/>
    </style:style>
    <style:style style:name="P31" style:family="paragraph" style:parent-style-name="Standard" style:list-style-name="L13">
      <style:text-properties fo:font-weight="bold" style:font-weight-asian="bold" style:font-weight-complex="bold"/>
    </style:style>
    <style:style style:name="P32" style:family="paragraph" style:parent-style-name="Standard" style:list-style-name="L14">
      <style:text-properties fo:font-weight="bold" style:font-weight-asian="bold" style:font-weight-complex="bold"/>
    </style:style>
    <style:style style:name="P33" style:family="paragraph" style:parent-style-name="Standard">
      <style:text-properties style:text-underline-style="none" fo:font-weight="bold" style:font-weight-asian="bold" style:font-weight-complex="bold"/>
    </style:style>
    <style:style style:name="P34" style:family="paragraph" style:parent-style-name="Standard" style:list-style-name="L9"/>
    <style:style style:name="P35" style:family="paragraph" style:parent-style-name="Standard" style:list-style-name="L10"/>
    <style:style style:name="P36" style:family="paragraph" style:parent-style-name="Standard" style:list-style-name="L12"/>
    <style:style style:name="P37" style:family="paragraph" style:parent-style-name="Standard">
      <style:text-properties style:use-window-font-color="true" fo:font-weight="normal" style:font-weight-asian="normal" style:font-weight-complex="normal"/>
    </style:style>
    <style:style style:name="P38" style:family="paragraph" style:parent-style-name="Standard">
      <style:text-properties fo:color="#ff0000" style:text-underline-style="none" fo:font-weight="bold" style:font-weight-asian="bold" style:font-weight-complex="bold"/>
    </style:style>
    <style:style style:name="P39" style:family="paragraph" style:parent-style-name="Text_20_body" style:list-style-name="L5"/>
    <style:style style:name="P40" style:family="paragraph" style:parent-style-name="Text_20_body" style:list-style-name="L5">
      <style:paragraph-properties fo:margin-top="0cm" fo:margin-bottom="0cm"/>
    </style:style>
    <style:style style:name="P41" style:family="paragraph" style:parent-style-name="Heading_20_2">
      <style:text-properties fo:font-weight="normal" style:font-weight-asian="normal" style:font-weight-complex="normal"/>
    </style:style>
    <style:style style:name="P42" style:family="paragraph" style:parent-style-name="Header">
      <style:paragraph-properties fo:text-align="end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color="#0000ff"/>
    </style:style>
    <style:style style:name="T11" style:family="text">
      <style:text-properties fo:color="#0000ff" fo:font-weight="bold" style:font-weight-asian="bold" style:font-weight-complex="bold"/>
    </style:style>
    <style:style style:name="T12" style:family="text">
      <style:text-properties fo:color="#0000ff" fo:font-weight="normal" style:font-weight-asian="normal" style:font-weight-complex="normal"/>
    </style:style>
    <style:style style:name="T13" style:family="text">
      <style:text-properties fo:color="#008000"/>
    </style:style>
    <style:style style:name="T14" style:family="text">
      <style:text-properties fo:color="#800000"/>
    </style:style>
    <style:style style:name="T15" style:family="text">
      <style:text-properties fo:color="#ff0000"/>
    </style:style>
    <style:style style:name="T16" style:family="text">
      <style:text-properties fo:color="#ff0000" fo:font-weight="bold" style:font-weight-asian="bold" style:font-weight-complex="bold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fo:font-weight="bold" style:font-weight-asian="bold" style:font-weight-complex="bold"/>
    </style:style>
    <style:style style:name="T20" style:family="text">
      <style:text-properties style:use-window-font-color="true" style:text-underline-style="solid" style:text-underline-width="auto" style:text-underline-color="font-color"/>
    </style:style>
    <style:style style:name="T21" style:family="text">
      <style:text-properties style:font-weight-asian="bold"/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8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14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BIBLIOGRAFÍA para ML</text:span>:</text:p>
      <text:list xml:id="list1561814322" text:style-name="L1">
        <text:list-header>
          <text:p text:style-name="P16"><text:s/></text:p>
        </text:list-header>
        <text:list-item>
          <text:p text:style-name="P16">Autores: Jeffrey D. Ullman</text:p>
          <text:p text:style-name="P16"><text:s/>“Elements of ML Programming - ML97 EDITION”</text:p>
          <text:p text:style-name="P16">Editorial: PRENTICE HALL</text:p>
          <text:p text:style-name="P16"/>
        </text:list-item>
        <text:list-item>
          <text:p text:style-name="P16">A. Wikstron - “Standard ML”</text:p>
          <text:p text:style-name="P16"/>
        </text:list-item>
        <text:list-item>
          <text:p text:style-name="P16">Lawrence C. Paulson - “ML for the Working Programmer”</text:p>
          <text:p text:style-name="P16">Second edition. - Cambridge University Press 1996, ISBN 0-521-56543-X.</text:p>
        </text:list-item>
      </text:list>
      <text:p text:style-name="Standard"/>
      <text:p text:style-name="Standard"><text:span text:style-name="T1">BIBLIOGRAFÍA para ALGORITMOS</text:span>:</text:p>
      <text:list xml:id="list458355216" text:continue-numbering="true" text:style-name="L1">
        <text:list-header>
          <text:p text:style-name="P16"/>
        </text:list-header>
        <text:list-item>
          <text:p text:style-name="P16">Autores: Fathi Rabbi, Guy Lapalme</text:p>
          <text:p text:style-name="P16"><text:s/>“Algorithms a functional Programming Approach”</text:p>
          <text:p text:style-name="P16">Editorial: Addisson Wesley</text:p>
          <text:p text:style-name="P16"/>
        </text:list-item>
        <text:list-item>
          <text:p text:style-name="P16">Autores: Alfred V. Aho, John E. HopCroft y Jeffrey D. Ullman</text:p>
          <text:p text:style-name="P16"><text:s/>“Estructuras de Datos y Algoritmos”</text:p>
          <text:p text:style-name="P16">Editorial: Addisson Wesley</text:p>
          <text:p text:style-name="P16"><text:s/></text:p>
        </text:list-item>
        <text:list-item>
          <text:p text:style-name="P16">Sedgewick <text:s/>- <text:s/>“Algorithms in C++”</text:p>
        </text:list-item>
      </text:list>
      <text:p text:style-name="Standard"/>
      <text:p text:style-name="Standard">y por último “la biblia”...</text:p>
      <text:p text:style-name="Standard"/>
      <text:list xml:id="list810776430" text:style-name="L2">
        <text:list-item>
          <text:p text:style-name="P17">AUTOR: DONALD E. KNUTH -</text:p>
          <text:p text:style-name="P17">“THE ART OF COMPUTER PROGRAMMING”</text:p>
          <text:list>
            <text:list-header>
              <text:p text:style-name="P17">VOL. 1 – BASIC ALGORITHMS</text:p>
              <text:p text:style-name="P17">VOL. 2 – SEMINUMERICAL ALGORITHMS</text:p>
              <text:p text:style-name="P17">VOL. 3 – SORTING AND SEARCHING</text:p>
            </text:list-header>
          </text:list>
        </text:list-item>
      </text:list>
      <text:p text:style-name="Standard"/>
      <text:p text:style-name="Standard">ML: Significa “META LENGUAJE”</text:p>
      <text:p text:style-name="Standard"/>
      <text:p text:style-name="Standard"><text:span text:style-name="T1">Historia</text:span>:</text:p>
      <text:p text:style-name="Standard"><text:s text:c="3"/>Nace del <text:span text:style-name="T5">DEMOSTRADOR TÁCTICO DE TEOREMAS: LCF.</text:span></text:p>
      <text:p text:style-name="P1"><text:s text:c="3"/>En <text:span text:style-name="T5">1979</text:span> <text:span text:style-name="T5">Luca Cardelli</text:span>, describe que puede ser un Lenguaje de propósito general. Escribe el primer compilador y lo rebautiza.</text:p>
      <text:p text:style-name="P1"><text:s text:c="3"/>Actualmente el último estándar es el del año 1997.</text:p>
      <text:p text:style-name="P1"><text:s text:c="3"/>Las implementaciones que hay son las siguientes:</text:p>
      <text:list xml:id="list1880515532" text:style-name="L3">
        <text:list-item>
          <text:p text:style-name="P18">POLY ML – es Privado</text:p>
        </text:list-item>
        <text:list-item>
          <text:p text:style-name="P18">STANDARD ML OF NEW JERSEY – es Libre</text:p>
        </text:list-item>
        <text:list-item>
          <text:p text:style-name="P18">MLJ – es libre – genera clases en Lenguaje JAVA</text:p>
        </text:list-item>
        <text:list-item>
          <text:p text:style-name="P18">MLTON – es Libre</text:p>
        </text:list-item>
        <text:list-item>
          <text:p text:style-name="P18"><text:span text:style-name="T5">MOSCOW ML</text:span> – es Libre – es el que usaremos</text:p>
        </text:list-item>
      </text:list>
      <text:p text:style-name="Standard"/>
      <text:p text:style-name="Standard"><text:span text:style-name="T5"><text:s text:c="3"/>MOSCOW ML</text:span><text:span text:style-name="T6"> está hecho por </text:span><text:span text:style-name="T5">Romanenko, Sestoft </text:span><text:span text:style-name="T6">de </text:span><text:span text:style-name="T5">Rusia.</text:span></text:p>
      <text:p text:style-name="P1"><text:s text:c="3"/>Para descargarlo:</text:p>
      <text:list xml:id="list1511386826" text:style-name="L4">
        <text:list-item>
          <text:p text:style-name="P19">dirigirse a <text:a xlink:type="simple" xlink:href="http://www.dina.kvl.dk/~sestoft/mosml.html">http://www.dina.kvl.dk/~sestoft/mosml.html</text:a></text:p>
        </text:list-item>
      </text:list>
      <text:p text:style-name="P1"/>
      <text:p text:style-name="P1">Están los fuentes y los binarios ejecutables como se muestra en la sección siguiente:</text:p>
      <text:p text:style-name="P1"/>
      <text:p text:style-name="P1"/>
      <text:p text:style-name="P1"><text:soft-page-break/></text:p>
      <text:h text:style-name="P41" text:outline-level="2">Moscow ML files</text:h>
      <text:list xml:id="list1062716569" text:style-name="L5">
        <text:list-item>
          <text:p text:style-name="P40">Version 2.01 for <text:span text:style-name="T4">Unixes</text:span>: </text:p>
          <text:list>
            <text:list-item>
              <text:p text:style-name="P40"><text:a xlink:type="simple" xlink:href="http://www.dina.kvl.dk/%7Esestoft/mosml/mos201src.tar.gz">source files with documentation</text:a> </text:p>
            </text:list-item>
          </text:list>
        </text:list-item>
        <text:list-item>
          <text:p text:style-name="P40"><text:a xlink:type="simple" xlink:href="http://www.dina.kvl.dk/%7Esestoft/mosml/mosml-2.01-1.i386.rpm">an i386 RPM for Fedora Core 6 Linux</text:a>, created by Arne Glenstrup, Copenhagen. There is a corresponding <text:a xlink:type="simple" xlink:href="http://www.dina.kvl.dk/%7Esestoft/mosml/mosml-2.01.spec">spec file</text:a> and <text:a xlink:type="simple" xlink:href="http://www.dina.kvl.dk/%7Esestoft/mosml/mosml-dirfixes.patch">some patches</text:a> applied prior to RPM build. </text:p>
        </text:list-item>
        <text:list-item>
          <text:p text:style-name="P40"><text:a xlink:type="simple" xlink:href="http://www.dina.kvl.dk/%7Esestoft/mosml/mos201toplevel.zip">a stand-alone toplevel (mosml)</text:a> compiled for Linux, created by Peter Szabo, Budapest, Hungary. </text:p>
        </text:list-item>
        <text:list-item>
          <text:p text:style-name="P40">Version 2.01 for <text:span text:style-name="T4">MS Windows 95/98/ME/NT/2000/XP</text:span>. Unpack with <text:a xlink:type="simple" xlink:href="http://free-backup.info/justzipit.html">JustZIPit</text:a> (free) or <text:a xlink:type="simple" xlink:href="http://www.dina.kvl.dk/%7Esestoft/mosml/unz531xN.exe">Info-Zip</text:a> (free) or <text:a xlink:type="simple" xlink:href="http://www.winzip.com/">Winzip</text:a> (shareware): </text:p>
          <text:list>
            <text:list-item>
              <text:p text:style-name="P40"><text:a xlink:type="simple" xlink:href="http://www.dina.kvl.dk/%7Esestoft/mosml/win32-mos201bin.zip">executables with documentation</text:a> </text:p>
            </text:list-item>
          </text:list>
        </text:list-item>
        <text:list-item>
          <text:p text:style-name="P40"><text:a xlink:type="simple" xlink:href="http://www.dina.kvl.dk/%7Esestoft/mosml/install-windows.txt">installation instructions</text:a> </text:p>
        </text:list-item>
        <text:list-item>
          <text:p text:style-name="P40">A very convenient <text:a xlink:type="simple" xlink:href="http://www.dina.kvl.dk/%7Esestoft/mosml/mosml-2.01-1.exe">self-extracting Moscow ML installer for Windows</text:a> by Ken Friis Larsen. </text:p>
        </text:list-item>
        <text:list-item>
          <text:p text:style-name="P40"><text:bookmark text:name="mosmlnet"/>Version 2.00 .Net release 0.9.0 for <text:span text:style-name="T4">Microsoft .Net</text:span>: </text:p>
          <text:list>
            <text:list-item>
              <text:p text:style-name="P40"><text:a xlink:type="simple" xlink:href="http://www.dina.kvl.dk/%7Esestoft/mosml/mosmlnet-v0.9.0.1.bin.zip">executables and documentation</text:a>. </text:p>
            </text:list-item>
          </text:list>
        </text:list-item>
        <text:list-item>
          <text:p text:style-name="P40"><text:a xlink:type="simple" xlink:href="http://www.dina.kvl.dk/%7Esestoft/mosml/readme.txt">readme and installation instructions</text:a>. </text:p>
        </text:list-item>
        <text:list-item>
          <text:p text:style-name="P40">Moscow ML .Net-specific documentation in PDF: <text:a xlink:type="simple" xlink:href="http://www.dina.kvl.dk/%7Esestoft/mosml/netmanual.pdf">Manual</text:a> and some <text:a xlink:type="simple" xlink:href="http://www.dina.kvl.dk/%7Esestoft/mosml/netinternals.pdf">information about the internals</text:a>. </text:p>
        </text:list-item>
        <text:list-item>
          <text:p text:style-name="P40">Moscow ML .Net was created by <text:a xlink:type="simple" xlink:href="http://www.itu.dk/%7Ekokholm/">Niels Kokholm</text:a>.<office:annotation><dc:date>2007-09-08T00:00:00</dc:date><text:p>&lt;!-- &lt;li&gt;Source code for &lt;B&gt;Moscow ML .Net&lt;/B&gt; as a</text:p><text:p>&lt;a</text:p><text:p>href="http://www.dina.kvl.dk/~sestoft/mosml/mosmlnet-v0.9.0.src.zip"&gt;zip</text:p><text:p>file&lt;/A&gt; </text:p><text:p>&lt;/li&gt;</text:p><text:p>--&gt;</text:p></office:annotation> </text:p>
        </text:list-item>
        <text:list-item>
          <text:p text:style-name="P40"><text:a xlink:type="simple" xlink:href="http://www.diku.dk/%7Emakholm/mosmake/">Mosmake</text:a>, Henning Makholm's tool to generate Makefiles for recompilation management </text:p>
        </text:list-item>
        <text:list-item>
          <text:p text:style-name="P39"><text:a xlink:type="simple" xlink:href="http://www.dina.kvl.dk/%7Esestoft/mosml/oldversions.html">Previous releases of Moscow ML</text:a>. </text:p>
        </text:list-item>
      </text:list>
      <text:p text:style-name="P1"/>
      <text:p text:style-name="P1"><text:span text:style-name="T9"><text:tab/></text:span><text:span text:style-name="T2">NOTA</text:span>: vigente al 08 de Septiembre de 2007</text:p>
      <text:p text:style-name="P1"/>
      <text:p text:style-name="P1"><text:s text:c="3"/>ML es un Lenguaje:</text:p>
      <text:list xml:id="list1798871869" text:style-name="L6">
        <text:list-item>
          <text:p text:style-name="P20">FUNCIONAL</text:p>
        </text:list-item>
        <text:list-item>
          <text:p text:style-name="P20">FUERTEMENTE EQUIPADO</text:p>
        </text:list-item>
        <text:list-item>
          <text:p text:style-name="P20">EAGER, es decir, los arreglos son evaluados y los devuelve</text:p>
        </text:list-item>
        <text:list-item>
          <text:p text:style-name="P20">IMPURO</text:p>
        </text:list-item>
      </text:list>
      <text:p text:style-name="P1"/>
      <text:p text:style-name="P1"><text:s text:c="3"/>La implementación <text:span text:style-name="T5">MOSCOW ML </text:span>proporciona:</text:p>
      <text:list xml:id="list1915988044" text:style-name="L7">
        <text:list-item>
          <text:p text:style-name="P21">un intérprete: <text:span text:style-name="T5">mosml</text:span></text:p>
        </text:list-item>
        <text:list-item>
          <text:p text:style-name="P21">un compilador. <text:span text:style-name="T5">mosmlc</text:span></text:p>
          <text:p text:style-name="P21"/>
        </text:list-item>
      </text:list>
      <text:p text:style-name="P1"><text:s text:c="3"/>Para instalarlo en GNU/Linux, lo más conveniente es:</text:p>
      <text:p text:style-name="P1"/>
      <text:list xml:id="list255773848" text:style-name="L8">
        <text:list-item>
          <text:p text:style-name="P22">Descargar el paquete binario ejecutable para GNU/Linux desde:</text:p>
          <text:p text:style-name="P22"><text:a xlink:type="simple" xlink:href="ftp://ftp.dina.kvl.dk/pub/mosml/linux-mos20bin.tar.gz">ftp://ftp.dina.kvl.dk/pub/mosml/linux-mos20bin.tar.gz</text:a> <text:s/></text:p>
          <text:p text:style-name="P22">o desde</text:p>
          <text:p text:style-name="P22"><text:a xlink:type="simple" xlink:href="ftp://ftp.csd.uu.se/pub/mirror/mosml/linux-mos20bin.tar.gz">ftp://ftp.csd.uu.se/pub/mirror/mosml/linux-mos20bin.tar.gz</text:a> </text:p>
          <text:p text:style-name="P22"/>
        </text:list-item>
        <text:list-item>
          <text:p text:style-name="P22">Descargar las instrucciones de instalación desde:</text:p>
          <text:p text:style-name="P22"><text:a xlink:type="simple" xlink:href="ftp://ftp.csd.uu.se/pub/mirror/mosml/install-linux.txt">ftp://ftp.csd.uu.se/pub/mirror/mosml/install-linux.txt</text:a> </text:p>
          <text:p text:style-name="P22"><text:s/></text:p>
        </text:list-item>
        <text:list-item>
          <text:p text:style-name="P22">Ubicar el paquete “<text:span text:style-name="T5">linux-mos20bin.tar.gz</text:span>” en algún directorio</text:p>
          <text:list>
            <text:list-header>
              <text:p text:style-name="P22">Supongamos que es el directorio: <text:span text:style-name="T5">/home/user</text:span></text:p>
            </text:list-header>
          </text:list>
          <text:p text:style-name="P22"><text:s/></text:p>
        </text:list-item>
        <text:list-item>
          <text:p text:style-name="P22"><text:soft-page-break/>Descomprimirlo mediante la órden:</text:p>
          <text:list>
            <text:list-header>
              <text:p text:style-name="P26">tar zxvf linux-mos20bin.tar.gz</text:p>
              <text:p text:style-name="P26"/>
            </text:list-header>
          </text:list>
        </text:list-item>
        <text:list-item>
          <text:p text:style-name="P22">Dirigirse al directorio base de la distribución de <text:span text:style-name="T5">mosml</text:span> </text:p>
          <text:list>
            <text:list-header>
              <text:p text:style-name="P26">cd /home/user/mosml</text:p>
            </text:list-header>
          </text:list>
        </text:list-item>
      </text:list>
      <text:p text:style-name="P2"/>
      <text:list xml:id="list970146009" text:continue-numbering="true" text:style-name="L8">
        <text:list-item>
          <text:p text:style-name="P22">Al listar el contenido de esa carpeta con:</text:p>
          <text:list>
            <text:list-header>
              <text:p text:style-name="P22"><text:span text:style-name="T5">ls -F | less</text:span> </text:p>
            </text:list-header>
          </text:list>
          <text:p text:style-name="P22">Obtendrán:</text:p>
          <text:list>
            <text:list-header>
              <text:p text:style-name="P26">bin/</text:p>
              <text:p text:style-name="P26">config@</text:p>
              <text:p text:style-name="P26">copyrght/</text:p>
              <text:p text:style-name="P26">doc/</text:p>
              <text:p text:style-name="P26">examples/</text:p>
              <text:p text:style-name="P26">export-LD_LIBRARY_PATH.sh*</text:p>
              <text:p text:style-name="P26">include/</text:p>
              <text:p text:style-name="P26">install.txt</text:p>
              <text:p text:style-name="P26">install.txt.w32</text:p>
              <text:p text:style-name="P26">lib/</text:p>
              <text:p text:style-name="P26">mosml.spec</text:p>
              <text:p text:style-name="P26">README</text:p>
              <text:p text:style-name="P26">readme.w32</text:p>
              <text:p text:style-name="P26">roadmap</text:p>
              <text:p text:style-name="P26">tools/</text:p>
              <text:p text:style-name="P26">utility/</text:p>
            </text:list-header>
          </text:list>
          <text:p text:style-name="P22"><text:s/></text:p>
        </text:list-item>
        <text:list-item>
          <text:p text:style-name="P22">Hay que editar los archivos scripts:</text:p>
          <text:list>
            <text:list-header>
              <text:p text:style-name="P26">/home/user/mosml/mosml</text:p>
              <text:p text:style-name="P26">/home/user/mosml/mosmlc</text:p>
              <text:p text:style-name="P26">/home/user/mosml/mosmllex</text:p>
              <text:p text:style-name="P22"><text:s/></text:p>
              <text:p text:style-name="P22">Para que las variables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2">`<text:span text:style-name="T5">stdlib</text:span>'</text:p>
                                              <text:p text:style-name="P22">`<text:span text:style-name="T5">mosmlbin</text:span>'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2">Hagan referencia a la ubicación que corresponde, en este caso:</text:p>
              <text:list>
                <text:list-header>
                  <text:p text:style-name="P26">···</text:p>
                  <text:list>
                    <text:list-header>
                      <text:p text:style-name="P26">stdlib=/home/user/mosml/lib</text:p>
                      <text:p text:style-name="P26">mosmlbin=/home/user/mosml/bin </text:p>
                    </text:list-header>
                  </text:list>
                  <text:p text:style-name="P26">···</text:p>
                </text:list-header>
              </text:list>
            </text:list-header>
          </text:list>
        </text:list-item>
      </text:list>
      <text:p text:style-name="P1"/>
      <text:list xml:id="list1565218351" text:continue-numbering="true" text:style-name="L8">
        <text:list-item>
          <text:p text:style-name="P22">Si se intenta usar librerías que usan enlace dinámico, tales como, <text:span text:style-name="T5">Gdbm</text:span>, <text:span text:style-name="T5">Mysql</text:span>, <text:span text:style-name="T5">Polygdbm</text:span>, <text:span text:style-name="T5">Postgres</text:span>, <text:span text:style-name="T5">Regex</text:span>, <text:span text:style-name="T5">Socket</text:span>, o <text:span text:style-name="T5">Unix </text:span></text:p>
          <text:p text:style-name="P22">hay que <text:span text:style-name="T5">definir </text:span>la <text:span text:style-name="T5">variable de ambiente</text:span>, que <text:span text:style-name="T5">en bash</text:span> se hace de la siguiente manera:</text:p>
          <text:list>
            <text:list-item>
              <text:list>
                <text:list-header>
                  <text:p text:style-name="P26">export LD_LIBRARY_PATH='/home/user/mosml/lib'</text:p>
                </text:list-header>
              </text:list>
            </text:list-item>
          </text:list>
          <text:p text:style-name="P22">en cada uno de los 3 archivos scripts anteriores:</text:p>
          <text:list>
            <text:list-header>
              <text:p text:style-name="P26">home/user/mosml/mosml</text:p>
              <text:p text:style-name="P26">/home/user/mosml/mosmlc</text:p>
              <text:p text:style-name="P22"><text:span text:style-name="T5">/home/user/mosml/mosmllex</text:span> </text:p>
              <text:p text:style-name="P22"/>
            </text:list-header>
          </text:list>
        </text:list-item>
        <text:list-item>
          <text:p text:style-name="P22">Para invocar al intéprete: mosml</text:p>
          <text:p text:style-name="P22"><text:span text:style-name="T5">cd</text:span> <text:span text:style-name="T5">home/user/mosml/</text:span></text:p>
          <text:p text:style-name="P26">./mosml</text:p>
          <text:p text:style-name="P26"><text:soft-page-break/><text:s/></text:p>
        </text:list-item>
        <text:list-item>
          <text:p text:style-name="P22"><text:s/>Para chequear que el enlace dinámico funciona escribir la siguiente función en el intérprete <text:span text:style-name="T5">mosml</text:span>:</text:p>
          <text:p text:style-name="P22"/>
          <text:p text:style-name="P22"><text:span text:style-name="T5">fun</text:span> myload u =</text:p>
          <text:p text:style-name="P22">(<text:span text:style-name="T5">load</text:span> u; <text:span text:style-name="T5">print</text:span> ("\nLoaded " <text:span text:style-name="T5">^</text:span> u <text:span text:style-name="T5">^</text:span> "\n")) <text:span text:style-name="T5">handle Fail</text:span> <text:span text:style-name="T5">_</text:span> <text:span text:style-name="T5">=&gt;</text:span> <text:span text:style-name="T5">();</text:span></text:p>
          <text:p text:style-name="P22"><text:span text:style-name="T5">app</text:span> myload ["Gdbm", "Mysql", "Postgres", "Regex", "Socket", "Unix"];</text:p>
          <text:p text:style-name="P22"/>
        </text:list-item>
        <text:list-item>
          <text:p text:style-name="P22"><text:s/>Para salir de <text:span text:style-name="T5">MOSCOW ML introducir la órden</text:span>:</text:p>
          <text:list>
            <text:list-item>
              <text:list>
                <text:list-header>
                  <text:p text:style-name="P26">quit();</text:p>
                </text:list-header>
              </text:list>
              <text:p text:style-name="P26"><text:span text:style-name="T6">o presionar</text:span> <text:span text:style-name="T6">la combinación de teclas:</text:span></text:p>
              <text:list>
                <text:list-header>
                  <text:p text:style-name="P26">Ctrl + D</text:p>
                </text:list-header>
              </text:list>
            </text:list-item>
          </text:list>
        </text:list-item>
      </text:list>
      <text:p text:style-name="P2"/>
      <text:p text:style-name="P1">Comencemos con alguna práctica básica con <text:span text:style-name="T5">mosml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Al introducir en mosml...</text:p>
          </table:table-cell>
          <table:table-cell table:style-name="Tabla1.B1" office:value-type="string">
            <text:p text:style-name="P8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1.A2" office:value-type="string">
            <text:p text:style-name="P11">2;</text:p>
          </table:table-cell>
          <table:table-cell table:style-name="Tabla1.B2" office:value-type="string">
            <text:p text:style-name="P11">&gt; val it = 2 : int</text:p>
          </table:table-cell>
        </table:table-row>
        <table:table-row>
          <table:table-cell table:style-name="Tabla1.A2" office:value-type="string">
            <text:p text:style-name="P11">2 + 3.5;</text:p>
          </table:table-cell>
          <table:table-cell table:style-name="Tabla1.B2" office:value-type="string">
            <text:p text:style-name="P12">! Toplevel input:</text:p>
            <text:p text:style-name="P12">! 2 + 3.5;</text:p>
            <text:p text:style-name="P12">! <text:s text:c="4"/>^^^</text:p>
            <text:p text:style-name="P12">! Type clash: expression of type</text:p>
            <text:p text:style-name="P12">! <text:s text:c="2"/>real</text:p>
            <text:p text:style-name="P12">! cannot have type</text:p>
            <text:p text:style-name="P12">! <text:s text:c="2"/>int</text:p>
          </table:table-cell>
        </table:table-row>
        <table:table-row>
          <table:table-cell table:style-name="Tabla1.A2" office:value-type="string">
            <text:p text:style-name="P11">real(2) + 3.5;</text:p>
          </table:table-cell>
          <table:table-cell table:style-name="Tabla1.B2" office:value-type="string">
            <text:p text:style-name="P11">&gt; val it = 5.5 : real</text:p>
          </table:table-cell>
        </table:table-row>
        <table:table-row>
          <table:table-cell table:style-name="Tabla1.A2" office:value-type="string">
            <text:p text:style-name="P11">2 + 3;</text:p>
          </table:table-cell>
          <table:table-cell table:style-name="Tabla1.B2" office:value-type="string">
            <text:p text:style-name="P11">&gt; val it = 5 : int</text:p>
          </table:table-cell>
        </table:table-row>
        <table:table-row>
          <table:table-cell table:style-name="Tabla1.A2" office:value-type="string">
            <text:p text:style-name="P11"><text:s/>"hola";</text:p>
          </table:table-cell>
          <table:table-cell table:style-name="Tabla1.B2" office:value-type="string">
            <text:p text:style-name="P11">&gt; val it = "hola" : string</text:p>
          </table:table-cell>
        </table:table-row>
        <table:table-row>
          <table:table-cell table:style-name="Tabla1.A2" office:value-type="string">
            <text:p text:style-name="P11"><text:s/>#"A";</text:p>
          </table:table-cell>
          <table:table-cell table:style-name="Tabla1.B2" office:value-type="string">
            <text:p text:style-name="P11">&gt; val it = #"A" : char</text:p>
          </table:table-cell>
        </table:table-row>
        <table:table-row>
          <table:table-cell table:style-name="Tabla1.A2" office:value-type="string">
            <text:p text:style-name="P11">#"\"";</text:p>
          </table:table-cell>
          <table:table-cell table:style-name="Tabla1.B2" office:value-type="string">
            <text:p text:style-name="P11"><text:s/>val it = #"\"" : char</text:p>
          </table:table-cell>
        </table:table-row>
      </table:table>
      <text:p text:style-name="P2"/>
      <text:p text:style-name="P2"><text:span text:style-name="T1">Operaciones en ML</text:span>:</text:p>
      <text:p text:style-name="P2"/>
      <text:p text:style-name="P2"><text:s text:c="3"/>Aritméticas<text:span text:style-name="T6">:</text:span></text:p>
      <text:p text:style-name="P1"><text:tab/><text:span text:style-name="T5">+</text:span><text:tab/><text:span text:style-name="T5">suma</text:span></text:p>
      <text:p text:style-name="P1"/>
      <text:p text:style-name="P1"><text:tab/><text:span text:style-name="T5">– </text:span><text:tab/><text:span text:style-name="T5">resta</text:span></text:p>
      <text:p text:style-name="P1"/>
      <text:p text:style-name="P1"><text:tab/><text:span text:style-name="T5">div</text:span><text:tab/><text:span text:style-name="T5">división entera</text:span>, es decir entre números enteros</text:p>
      <text:p text:style-name="P1"/>
      <text:p text:style-name="P1"><text:tab/><text:span text:style-name="T5">/</text:span><text:tab/><text:span text:style-name="T5">división real</text:span>, es decir entre números reales</text:p>
      <text:p text:style-name="P1"/>
      <text:p text:style-name="P1"><text:tab/><text:span text:style-name="T5">mod</text:span><text:tab/><text:span text:style-name="T5">módulo</text:span>: resto de la división entera</text:p>
      <text:p text:style-name="P1"/>
      <text:p text:style-name="P1"><text:tab/><text:span text:style-name="T5">~</text:span><text:tab/><text:span text:style-name="T5">opuesto de un número</text:span>. </text:p>
      <text:p text:style-name="P1"><text:tab/><text:tab/><text:span text:style-name="T1">Nota</text:span>: el <text:span text:style-name="T5">ARCO CIRCUNFLEJO</text:span> se obtiene<text:tab/>mediante la </text:p>
      <text:p text:style-name="P1"><text:tab/><text:tab/><text:tab/>combinación de teclas:<text:tab/><text:tab/><text:span text:style-name="T5">Alt + 126</text:span></text:p>
      <text:p text:style-name="P2"/>
      <text:p text:style-name="P2"/>
      <text:p text:style-name="P2"/>
      <text:p text:style-name="P2"/>
      <text:p text:style-name="P2"><text:soft-page-break/></text:p>
      <text:p text:style-name="P2"><text:tab/><text:span text:style-name="T1">Algunos ejemplos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Al introducir en mosml...</text:p>
          </table:table-cell>
          <table:table-cell table:style-name="Tabla2.B1" office:value-type="string">
            <text:p text:style-name="P8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2.A2" office:value-type="string">
            <text:p text:style-name="P11">1 - 3;</text:p>
          </table:table-cell>
          <table:table-cell table:style-name="Tabla2.B2" office:value-type="string">
            <text:p text:style-name="P11">&gt; val it = ~2 : int</text:p>
          </table:table-cell>
        </table:table-row>
        <table:table-row>
          <table:table-cell table:style-name="Tabla2.A2" office:value-type="string">
            <text:p text:style-name="P11">4 div 2;</text:p>
          </table:table-cell>
          <table:table-cell table:style-name="Tabla2.B2" office:value-type="string">
            <text:p text:style-name="P11">&gt; val it = 2 : int</text:p>
          </table:table-cell>
        </table:table-row>
        <table:table-row>
          <table:table-cell table:style-name="Tabla2.A2" office:value-type="string">
            <text:p text:style-name="P11">5 div 2;</text:p>
          </table:table-cell>
          <table:table-cell table:style-name="Tabla2.B2" office:value-type="string">
            <text:p text:style-name="P11">&gt; val it = 2 : int</text:p>
          </table:table-cell>
        </table:table-row>
        <table:table-row>
          <table:table-cell table:style-name="Tabla2.A2" office:value-type="string">
            <text:p text:style-name="P11">1 div 2;</text:p>
          </table:table-cell>
          <table:table-cell table:style-name="Tabla2.B2" office:value-type="string">
            <text:p text:style-name="P11">&gt; val it = 0 : int</text:p>
          </table:table-cell>
        </table:table-row>
        <table:table-row>
          <table:table-cell table:style-name="Tabla2.A2" office:value-type="string">
            <text:p text:style-name="P11">4 / 2 ;</text:p>
          </table:table-cell>
          <table:table-cell table:style-name="Tabla2.B2" office:value-type="string">
            <text:p text:style-name="P12">! Toplevel input:</text:p>
            <text:p text:style-name="P12">! 4 / 2 ;</text:p>
            <text:p text:style-name="P12">! ^</text:p>
            <text:p text:style-name="P12">! Type clash: expression of type</text:p>
            <text:p text:style-name="P12">! <text:s text:c="2"/>int</text:p>
            <text:p text:style-name="P12">! cannot have type</text:p>
            <text:p text:style-name="P12">! <text:s text:c="2"/>real</text:p>
          </table:table-cell>
        </table:table-row>
        <table:table-row>
          <table:table-cell table:style-name="Tabla2.A2" office:value-type="string">
            <text:p text:style-name="P11">4.0 / 2.0 ;</text:p>
          </table:table-cell>
          <table:table-cell table:style-name="Tabla2.B2" office:value-type="string">
            <text:p text:style-name="P11">&gt; val it = 2.0 : real</text:p>
          </table:table-cell>
        </table:table-row>
        <table:table-row>
          <table:table-cell table:style-name="Tabla2.A2" office:value-type="string">
            <text:p text:style-name="P11"><text:s/>2.0 / 4.0 ;</text:p>
          </table:table-cell>
          <table:table-cell table:style-name="Tabla2.B2" office:value-type="string">
            <text:p text:style-name="P11">&gt; val it = 0.5 : real</text:p>
          </table:table-cell>
        </table:table-row>
        <table:table-row>
          <table:table-cell table:style-name="Tabla2.A2" office:value-type="string">
            <text:p text:style-name="P11">~4.0 / 3.0 ;</text:p>
          </table:table-cell>
          <table:table-cell table:style-name="Tabla2.B2" office:value-type="string">
            <text:p text:style-name="P11">&gt; val it = ~1.33333333333 : real</text:p>
          </table:table-cell>
        </table:table-row>
        <table:table-row>
          <table:table-cell table:style-name="Tabla2.A2" office:value-type="string">
            <text:p text:style-name="P11">4 mod 2;</text:p>
          </table:table-cell>
          <table:table-cell table:style-name="Tabla2.B2" office:value-type="string">
            <text:p text:style-name="P11">&gt; val it = 0 : int</text:p>
          </table:table-cell>
        </table:table-row>
        <table:table-row>
          <table:table-cell table:style-name="Tabla2.A2" office:value-type="string">
            <text:p text:style-name="P11">4.0 mod 2.0 ;</text:p>
          </table:table-cell>
          <table:table-cell table:style-name="Tabla2.B2" office:value-type="string">
            <text:p text:style-name="P12">! Toplevel input:</text:p>
            <text:p text:style-name="P12">! 4.0 mod 2.0 ;</text:p>
            <text:p text:style-name="P12">! <text:s text:c="4"/>^^^</text:p>
            <text:p text:style-name="P12">! Overloaded mod cannot be applied to argument(s) of type real</text:p>
          </table:table-cell>
        </table:table-row>
      </table:table>
      <text:p text:style-name="P2"/>
      <text:p text:style-name="P2"><text:s text:c="3"/><text:span text:style-name="T1">Operaciones de comparación</text:span>:</text:p>
      <text:p text:style-name="P2"/>
      <text:p text:style-name="P2"><text:tab/>&lt;<text:tab/>... menor estricto que ...</text:p>
      <text:p text:style-name="P2"/>
      <text:p text:style-name="P2"><text:tab/>&lt;=<text:tab/>... menor o igual que ...</text:p>
      <text:p text:style-name="P2"/>
      <text:p text:style-name="P2"><text:tab/>&gt;<text:tab/>... mayor estricto que ...</text:p>
      <text:p text:style-name="P2"/>
      <text:p text:style-name="P2"><text:tab/>&gt;<text:tab/>... mayor estricto que ...</text:p>
      <text:p text:style-name="P2"/>
      <text:p text:style-name="P2"><text:tab/>&gt;=<text:tab/>... mayor o igual que ...</text:p>
      <text:p text:style-name="P2"/>
      <text:p text:style-name="P2"><text:tab/>=<text:tab/>... igual que ...</text:p>
      <text:p text:style-name="P2"/>
      <text:p text:style-name="P2"><text:tab/>&lt;&gt;<text:tab/>... distinto que ...</text:p>
      <text:p text:style-name="P2"/>
      <text:p text:style-name="P2"><text:s text:c="3"/><text:span text:style-name="T1">Operaciones Lógicas</text:span>:</text:p>
      <text:p text:style-name="P2"/>
      <text:p text:style-name="P2"><text:tab/>not<text:tab/><text:tab/>negación <text:span text:style-name="T6">lógica.</text:span></text:p>
      <text:p text:style-name="P2"/>
      <text:p text:style-name="P2"><text:tab/>andelse<text:tab/>AND <text:span text:style-name="T6">lógico</text:span>. <text:span text:style-name="T6">Similar a </text:span>&amp; <text:span text:style-name="T6">del Lenguaje C.</text:span></text:p>
      <text:p text:style-name="P2"/>
      <text:p text:style-name="P2"><text:tab/>orelse<text:tab/>OR <text:span text:style-name="T6">lógico. Similar a </text:span>| <text:span text:style-name="T6">del Lenguaje C.</text:span></text:p>
      <text:p text:style-name="P1"/>
      <text:p text:style-name="P1"><text:soft-page-break/></text:p>
      <text:p text:style-name="P1"><text:s text:c="3"/><text:span text:style-name="T2">Sentencia de comparación if – then – else</text:span><text:span text:style-name="T5">:</text:span></text:p>
      <text:p text:style-name="P2"><text:tab/><text:span text:style-name="T6">A diferencia del </text:span>Lenguaje C<text:span text:style-name="T6">, en </text:span>mosml <text:span text:style-name="T6">un </text:span>if<text:span text:style-name="T6"> siempre debe ir acompañado por el </text:span>then <text:span text:style-name="T6">y a continuación </text:span>else</text:p>
      <text:p text:style-name="P2"/>
      <text:p text:style-name="P2"><text:tab/><text:span text:style-name="T1">Algunos ejemplos:</text:span><text:span text:style-name="T6"><text:tab/>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Al introducir en mosml...</text:p>
          </table:table-cell>
          <table:table-cell table:style-name="Tabla3.B1" office:value-type="string">
            <text:p text:style-name="P8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3.A2" office:value-type="string">
            <text:p text:style-name="P11">1 + ( <text:span text:style-name="T5">if</text:span> 3 &gt; 4 <text:span text:style-name="T5">then</text:span> 10 <text:span text:style-name="T5">else</text:span> 11 );</text:p>
          </table:table-cell>
          <table:table-cell table:style-name="Tabla3.B2" office:value-type="string">
            <text:p text:style-name="P11">&gt; <text:span text:style-name="T10">val</text:span> <text:span text:style-name="T13">it</text:span> = 12 <text:span text:style-name="T14">:</text:span> int</text:p>
          </table:table-cell>
        </table:table-row>
      </table:table>
      <text:p text:style-name="P1"/>
      <text:p text:style-name="P1"><text:tab/><text:tab/><text:tab/><text:tab/><text:tab/><text:tab/><text:tab/><text:span text:style-name="T1">Se lee</text:span>:</text:p>
      <text:p text:style-name="P1"><text:tab/><text:tab/><text:tab/><text:tab/><text:tab/><text:tab/><text:tab/>“ El <text:span text:style-name="T10">valor</text:span> de <text:span text:style-name="T13">esto</text:span> es 12 <text:span text:style-name="T14">de tipo</text:span> int”</text:p>
      <text:p text:style-name="P1"><text:s text:c="2"/></text:p>
      <text:p text:style-name="Standard"><text:s text:c="3"/><text:span text:style-name="T2">Operaciones de modificación de valores mediante</text:span>:</text:p>
      <text:p text:style-name="Standard"><text:tab/></text:p>
      <text:p text:style-name="Standard"><text:tab/><text:span text:style-name="T5">trunc</text:span><text:tab/><text:span text:style-name="T5">truncamiento del valor de</text:span> ...</text:p>
      <text:p text:style-name="Standard"><text:tab/><text:tab/><text:tab/>Elimina cualquier cifra posterior a la coma (que es el <text:tab/><text:tab/><text:tab/><text:tab/>punto)</text:p>
      <text:p text:style-name="Standard"/>
      <text:p text:style-name="Standard"><text:tab/><text:span text:style-name="T5">round</text:span><text:tab/><text:span text:style-name="T5">redondeo del valor de</text:span> ...</text:p>
      <text:p text:style-name="Standard"><text:tab/><text:tab/><text:tab/>Redondea cualquier valor real, de acuerdo al criterio:</text:p>
      <text:p text:style-name="Standard"><text:tab/><text:tab/><text:tab/><text:tab/><text:span text:style-name="T5">SI</text:span> cifras_decimales <text:span text:style-name="T5">&gt;=</text:span> [x]<text:span text:style-name="T5">.</text:span>5 <text:span text:style-name="T5">ENTONCES</text:span> [x+1]</text:p>
      <text:p text:style-name="Standard"><text:tab/><text:tab/><text:tab/><text:tab/><text:span text:style-name="T5">SINO</text:span> <text:span text:style-name="T5">SI</text:span> cifras_decimales <text:span text:style-name="T5">&lt;</text:span> [x].5 <text:span text:style-name="T5">ENTONCES</text:span> [x]</text:p>
      <text:p text:style-name="Standard"/>
      <text:p text:style-name="Standard"><text:tab/><text:span text:style-name="T5">floor</text:span><text:tab/><text:tab/><text:span text:style-name="T5">siguiente valor entero menor del valor de</text:span> <text:span text:style-name="T5">...</text:span></text:p>
      <text:p text:style-name="P2"><text:tab/><text:tab/><text:tab/>“<text:span text:style-name="T6">El piso siempre está abajo”</text:span></text:p>
      <text:p text:style-name="Standard"/>
      <text:p text:style-name="Standard"><text:tab/><text:span text:style-name="T5">ceil</text:span><text:tab/><text:tab/><text:span text:style-name="T5">siguiente valor entero mayor del valor de</text:span> <text:span text:style-name="T5">...</text:span></text:p>
      <text:p text:style-name="P2"><text:tab/><text:tab/><text:tab/><text:span text:style-name="T6">“El cielo siempre está arriba”</text:span></text:p>
      <text:p text:style-name="P2"/>
      <text:p text:style-name="P2"/>
      <text:p text:style-name="P2"/>
      <text:p text:style-name="P2"/>
      <text:p text:style-name="P2"><text:tab/><text:span text:style-name="T1">Algunos ejemplos de estas operaciones:</text:span></text:p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P8">Al introducir en mosml...</text:p>
            </table:table-cell>
            <table:table-cell table:style-name="Tabla5.B1" office:value-type="string">
              <text:p text:style-name="P8">... se<text:span text:style-name="T6"> </text:span>obtiene<text:span text:style-name="T6"> </text:span>en<text:span text:style-name="T6"> </text:span>mosml</text:p>
            </table:table-cell>
          </table:table-row>
        </table:table-header-rows>
        <table:table-row>
          <table:table-cell table:style-name="Tabla5.A2" office:value-type="string">
            <text:p text:style-name="P12"><text:span text:style-name="T5">trunc</text:span> 1.4;</text:p>
          </table:table-cell>
          <table:table-cell table:style-name="Tabla5.B2" office:value-type="string">
            <text:p text:style-name="P12">&gt; val it = 1 : int</text:p>
          </table:table-cell>
        </table:table-row>
        <table:table-row>
          <table:table-cell table:style-name="Tabla5.A2" office:value-type="string">
            <text:p text:style-name="P12"><text:span text:style-name="T5">trunc</text:span> <text:span text:style-name="T5">~</text:span>1.4;</text:p>
          </table:table-cell>
          <table:table-cell table:style-name="Tabla5.B2" office:value-type="string">
            <text:p text:style-name="P12">&gt; val it = ~1 : int</text:p>
          </table:table-cell>
        </table:table-row>
        <table:table-row>
          <table:table-cell table:style-name="Tabla5.A2" office:value-type="string">
            <text:p text:style-name="P12"><text:span text:style-name="T5">trunc</text:span> 1.7;</text:p>
          </table:table-cell>
          <table:table-cell table:style-name="Tabla5.B2" office:value-type="string">
            <text:p text:style-name="P12">&gt; val it = 1 : int</text:p>
          </table:table-cell>
        </table:table-row>
        <table:table-row>
          <table:table-cell table:style-name="Tabla5.A2" office:value-type="string">
            <text:p text:style-name="P12"><text:span text:style-name="T5">trunc</text:span> <text:span text:style-name="T5">~</text:span>1.7;</text:p>
          </table:table-cell>
          <table:table-cell table:style-name="Tabla5.B2" office:value-type="string">
            <text:p text:style-name="P12">&gt; val it = ~1 : int</text:p>
          </table:table-cell>
        </table:table-row>
        <table:table-row>
          <table:table-cell table:style-name="Tabla5.A2" office:value-type="string">
            <text:p text:style-name="P12"><text:span text:style-name="T5">trunc</text:span> 1.5;</text:p>
          </table:table-cell>
          <table:table-cell table:style-name="Tabla5.B2" office:value-type="string">
            <text:p text:style-name="P12">&gt; val it = 1 : int</text:p>
          </table:table-cell>
        </table:table-row>
        <table:table-row>
          <table:table-cell table:style-name="Tabla5.A2" office:value-type="string">
            <text:p text:style-name="P12"><text:span text:style-name="T5">trunc ~</text:span>1.5;</text:p>
          </table:table-cell>
          <table:table-cell table:style-name="Tabla5.B2" office:value-type="string">
            <text:p text:style-name="P12">&gt; val it = ~1 : int</text:p>
            <text:p text:style-name="P12"/>
          </table:table-cell>
        </table:table-row>
        <table:table-row>
          <table:table-cell table:style-name="Tabla5.A2" office:value-type="string">
            <text:p text:style-name="P12"><text:span text:style-name="T5">round</text:span> 1.4;</text:p>
          </table:table-cell>
          <table:table-cell table:style-name="Tabla5.B2" office:value-type="string">
            <text:p text:style-name="P12">&gt; val it = 1 : int</text:p>
          </table:table-cell>
        </table:table-row>
        <table:table-row>
          <table:table-cell table:style-name="Tabla5.A2" office:value-type="string">
            <text:p text:style-name="P12"><text:span text:style-name="T5">round</text:span> <text:span text:style-name="T5">~</text:span>1.4;</text:p>
          </table:table-cell>
          <table:table-cell table:style-name="Tabla5.B2" office:value-type="string">
            <text:p text:style-name="P12">&gt; val it = ~1 : int</text:p>
          </table:table-cell>
        </table:table-row>
        <table:table-row>
          <table:table-cell table:style-name="Tabla5.A2" office:value-type="string">
            <text:p text:style-name="P12"><text:span text:style-name="T5">round</text:span> 1.7;</text:p>
          </table:table-cell>
          <table:table-cell table:style-name="Tabla5.B2" office:value-type="string">
            <text:p text:style-name="P12">&gt; val it = 2 : int</text:p>
          </table:table-cell>
        </table:table-row>
        <table:table-row>
          <table:table-cell table:style-name="Tabla5.A2" office:value-type="string">
            <text:p text:style-name="P12"><text:span text:style-name="T5">round</text:span> <text:span text:style-name="T5">~</text:span>1.7;</text:p>
          </table:table-cell>
          <table:table-cell table:style-name="Tabla5.B2" office:value-type="string">
            <text:p text:style-name="P12">&gt; val it = ~2 : int</text:p>
          </table:table-cell>
        </table:table-row>
        <table:table-row>
          <table:table-cell table:style-name="Tabla5.A2" office:value-type="string">
            <text:p text:style-name="P12"><text:span text:style-name="T5">round</text:span> 1.5;</text:p>
          </table:table-cell>
          <table:table-cell table:style-name="Tabla5.B2" office:value-type="string">
            <text:p text:style-name="P12">&gt; val it = 2 : int</text:p>
          </table:table-cell>
        </table:table-row>
        <table:table-row>
          <table:table-cell table:style-name="Tabla5.A2" office:value-type="string">
            <text:p text:style-name="P12"><text:span text:style-name="T5">round ~</text:span>1.5;</text:p>
          </table:table-cell>
          <table:table-cell table:style-name="Tabla5.B2" office:value-type="string">
            <text:p text:style-name="P12">&gt; val it = ~2 : int</text:p>
          </table:table-cell>
        </table:table-row>
        <text:soft-page-break/>
        <table:table-row>
          <table:table-cell table:style-name="Tabla5.A2" office:value-type="string">
            <text:p text:style-name="P12"><text:span text:style-name="T5">floor</text:span> 1.4;</text:p>
          </table:table-cell>
          <table:table-cell table:style-name="Tabla5.B2" office:value-type="string">
            <text:p text:style-name="P12">&gt; val it = 1 : int</text:p>
          </table:table-cell>
        </table:table-row>
        <table:table-row>
          <table:table-cell table:style-name="Tabla5.A2" office:value-type="string">
            <text:p text:style-name="P12"><text:span text:style-name="T5">floor ~</text:span>1.4;</text:p>
          </table:table-cell>
          <table:table-cell table:style-name="Tabla5.B2" office:value-type="string">
            <text:p text:style-name="P12">&gt; val it = ~2 : int</text:p>
          </table:table-cell>
        </table:table-row>
        <table:table-row>
          <table:table-cell table:style-name="Tabla5.A2" office:value-type="string">
            <text:p text:style-name="P12"><text:span text:style-name="T5">floor</text:span> 1.7;</text:p>
          </table:table-cell>
          <table:table-cell table:style-name="Tabla5.B2" office:value-type="string">
            <text:p text:style-name="P12">&gt; val it = 1 : int</text:p>
          </table:table-cell>
        </table:table-row>
        <table:table-row>
          <table:table-cell table:style-name="Tabla5.A2" office:value-type="string">
            <text:p text:style-name="P12"><text:span text:style-name="T5">floor</text:span> <text:span text:style-name="T5">~</text:span>1.7;</text:p>
          </table:table-cell>
          <table:table-cell table:style-name="Tabla5.B2" office:value-type="string">
            <text:p text:style-name="P12">&gt; val it = ~2 : int</text:p>
          </table:table-cell>
        </table:table-row>
        <table:table-row>
          <table:table-cell table:style-name="Tabla5.A2" office:value-type="string">
            <text:p text:style-name="P12"><text:span text:style-name="T5">floor</text:span> 1.5;</text:p>
          </table:table-cell>
          <table:table-cell table:style-name="Tabla5.B2" office:value-type="string">
            <text:p text:style-name="P12">&gt; val it = 1 : int</text:p>
          </table:table-cell>
        </table:table-row>
        <table:table-row>
          <table:table-cell table:style-name="Tabla5.A2" office:value-type="string">
            <text:p text:style-name="P12"><text:span text:style-name="T5">floor</text:span> <text:span text:style-name="T5">~</text:span>1.5;</text:p>
          </table:table-cell>
          <table:table-cell table:style-name="Tabla5.B2" office:value-type="string">
            <text:p text:style-name="P12">&gt; val it = ~2 : int</text:p>
            <text:p text:style-name="P12"/>
          </table:table-cell>
        </table:table-row>
        <table:table-row>
          <table:table-cell table:style-name="Tabla5.A2" office:value-type="string">
            <text:p text:style-name="P12"><text:span text:style-name="T5">ceil</text:span> 1.4;</text:p>
          </table:table-cell>
          <table:table-cell table:style-name="Tabla5.B2" office:value-type="string">
            <text:p text:style-name="P12">&gt; val it = 2 : int</text:p>
          </table:table-cell>
        </table:table-row>
        <table:table-row>
          <table:table-cell table:style-name="Tabla5.A2" office:value-type="string">
            <text:p text:style-name="P12"><text:span text:style-name="T5">ceil ~</text:span>1.4;</text:p>
          </table:table-cell>
          <table:table-cell table:style-name="Tabla5.B2" office:value-type="string">
            <text:p text:style-name="P12">&gt; val it = ~1 : int</text:p>
          </table:table-cell>
        </table:table-row>
        <table:table-row>
          <table:table-cell table:style-name="Tabla5.A2" office:value-type="string">
            <text:p text:style-name="P12"><text:span text:style-name="T5">ceil</text:span> 1.5;</text:p>
          </table:table-cell>
          <table:table-cell table:style-name="Tabla5.B2" office:value-type="string">
            <text:p text:style-name="P12">&gt; val it = 2 : int</text:p>
          </table:table-cell>
        </table:table-row>
        <table:table-row>
          <table:table-cell table:style-name="Tabla5.A2" office:value-type="string">
            <text:p text:style-name="P12"><text:span text:style-name="T5">ceil ~</text:span>1.5;</text:p>
          </table:table-cell>
          <table:table-cell table:style-name="Tabla5.B2" office:value-type="string">
            <text:p text:style-name="P12">&gt; val it = ~1 : int</text:p>
          </table:table-cell>
        </table:table-row>
        <table:table-row>
          <table:table-cell table:style-name="Tabla5.A2" office:value-type="string">
            <text:p text:style-name="P12"><text:span text:style-name="T5">ceil</text:span> 1.7;</text:p>
          </table:table-cell>
          <table:table-cell table:style-name="Tabla5.B2" office:value-type="string">
            <text:p text:style-name="P12">&gt; val it = 2 : int</text:p>
          </table:table-cell>
        </table:table-row>
        <table:table-row>
          <table:table-cell table:style-name="Tabla5.A2" office:value-type="string">
            <text:p text:style-name="P12"><text:span text:style-name="T5">ceil ~</text:span>1.7;</text:p>
          </table:table-cell>
          <table:table-cell table:style-name="Tabla5.B2" office:value-type="string">
            <text:p text:style-name="P12">&gt; val it = ~1 : int</text:p>
            <text:p text:style-name="P12"/>
          </table:table-cell>
        </table:table-row>
      </table:table>
      <text:p text:style-name="Standard"/>
      <text:p text:style-name="P1"><text:s/><text:span text:style-name="T2">Operaciones de conversión entre distintos tipos de datos</text:span><text:span text:style-name="T9">:</text:span></text:p>
      <text:p text:style-name="P4"/>
      <text:p text:style-name="P4"><text:tab/><text:span text:style-name="T1">Algunos ejemplos: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8">Al introducir en mosml...</text:p>
          </table:table-cell>
          <table:table-cell table:style-name="Tabla4.B1" office:value-type="string">
            <text:p text:style-name="P8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4.A2" office:value-type="string">
            <text:p text:style-name="P11">real 3;</text:p>
          </table:table-cell>
          <table:table-cell table:style-name="Tabla4.B2" office:value-type="string">
            <text:p text:style-name="P11">&gt; val it = 3.0 : real</text:p>
          </table:table-cell>
        </table:table-row>
        <table:table-row>
          <table:table-cell table:style-name="Tabla4.A2" office:value-type="string">
            <text:p text:style-name="P11">int 4.5;</text:p>
          </table:table-cell>
          <table:table-cell table:style-name="Tabla4.B2" office:value-type="string">
            <text:p text:style-name="P12">! Toplevel input:</text:p>
            <text:p text:style-name="P12">! int 4.5;</text:p>
            <text:p text:style-name="P12">! ^^^</text:p>
            <text:p text:style-name="P12">! Unbound value identifier: int</text:p>
          </table:table-cell>
        </table:table-row>
        <table:table-row>
          <table:table-cell table:style-name="Tabla4.A2" office:value-type="string">
            <text:p text:style-name="P11">integer 4.5;</text:p>
          </table:table-cell>
          <table:table-cell table:style-name="Tabla4.B2" office:value-type="string">
            <text:p text:style-name="P6">! Toplevel input:</text:p>
            <text:p text:style-name="P12">! integer 4.5;</text:p>
            <text:p text:style-name="P12">! ^^^^^^^</text:p>
            <text:p text:style-name="P12">! Unbound value identifier: integer</text:p>
          </table:table-cell>
        </table:table-row>
        <table:table-row>
          <table:table-cell table:style-name="Tabla4.A2" office:value-type="string">
            <text:p text:style-name="P11">string 3;</text:p>
          </table:table-cell>
          <table:table-cell table:style-name="Tabla4.B2" office:value-type="string">
            <text:p text:style-name="P12">! Toplevel input:</text:p>
            <text:p text:style-name="P12">! string 3;</text:p>
            <text:p text:style-name="P12">! ^^^^^^</text:p>
            <text:p text:style-name="P12">! Unbound value identifier: string</text:p>
          </table:table-cell>
        </table:table-row>
        <table:table-row>
          <table:table-cell table:style-name="Tabla4.A2" office:value-type="string">
            <text:p text:style-name="P11"><text:s/>double 2;</text:p>
          </table:table-cell>
          <table:table-cell table:style-name="Tabla4.B2" office:value-type="string">
            <text:p text:style-name="P12">! Toplevel input:</text:p>
            <text:p text:style-name="P12">! double 2;</text:p>
            <text:p text:style-name="P12">! ^^^^^^</text:p>
            <text:p text:style-name="P12">! Unbound value identifier: double</text:p>
          </table:table-cell>
        </table:table-row>
      </table:table>
      <text:p text:style-name="Standard"/>
      <text:p text:style-name="Standard"><text:s text:c="3"/><text:span text:style-name="T2">Conversión de caracter a entero</text:span>:</text:p>
      <text:p text:style-name="Standard"><text:tab/><text:span text:style-name="T5">ord</text:span><text:tab/><text:tab/><text:span text:style-name="T5">entrega el código ASCII de ...</text:span></text:p>
      <text:p text:style-name="Standard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8">Al introducir en mosml...</text:p>
          </table:table-cell>
          <table:table-cell table:style-name="Tabla6.B1" office:value-type="string">
            <text:p text:style-name="P8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6.A2" office:value-type="string">
            <text:p text:style-name="P11"><text:span text:style-name="T5">ord</text:span>( <text:span text:style-name="T5">#"</text:span>A<text:span text:style-name="T5">"</text:span> );</text:p>
          </table:table-cell>
          <table:table-cell table:style-name="Tabla6.B2" office:value-type="string">
            <text:p text:style-name="P11">&gt; val it = 65 : int</text:p>
          </table:table-cell>
        </table:table-row>
        <table:table-row>
          <table:table-cell table:style-name="Tabla6.A2" office:value-type="string">
            <text:p text:style-name="P11"><text:span text:style-name="T5">ord</text:span>( <text:span text:style-name="T5">#"</text:span>c<text:span text:style-name="T5">"</text:span> );</text:p>
          </table:table-cell>
          <table:table-cell table:style-name="Tabla6.B2" office:value-type="string">
            <text:p text:style-name="P11">&gt; val it = 99 : int</text:p>
          </table:table-cell>
        </table:table-row>
      </table:table>
      <text:p text:style-name="P4"><text:soft-page-break/><text:s text:c="3"/></text:p>
      <text:p text:style-name="Standard"><text:span text:style-name="T2">Conversión de entero a caracter </text:span>:</text:p>
      <text:p text:style-name="Standard"><text:tab/><text:span text:style-name="T5">chr</text:span><text:tab/><text:span text:style-name="T5">entrega</text:span><text:span text:style-name="T6"> </text:span><text:span text:style-name="T5">el</text:span><text:span text:style-name="T6"> </text:span><text:span text:style-name="T5">caracter</text:span><text:span text:style-name="T6"> </text:span><text:span text:style-name="T5">asociado</text:span><text:span text:style-name="T6"> </text:span><text:span text:style-name="T5">al</text:span><text:span text:style-name="T6"> </text:span><text:span text:style-name="T5">valor</text:span><text:span text:style-name="T6"> </text:span><text:span text:style-name="T5">de</text:span><text:span text:style-name="T6"> </text:span><text:span text:style-name="T5">código</text:span><text:span text:style-name="T6"> </text:span><text:span text:style-name="T5">ASCII</text:span><text:span text:style-name="T6"> <text:tab/><text:tab/><text:tab/></text:span><text:span text:style-name="T5">dado</text:span></text:p>
      <text:p text:style-name="P2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8">Al introducir en mosml...</text:p>
          </table:table-cell>
          <table:table-cell table:style-name="Tabla7.B1" office:value-type="string">
            <text:p text:style-name="P8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7.A2" office:value-type="string">
            <text:p text:style-name="P11"><text:span text:style-name="T5">chr</text:span> 65;</text:p>
          </table:table-cell>
          <table:table-cell table:style-name="Tabla7.B2" office:value-type="string">
            <text:p text:style-name="P11">&gt; val it = #"A" : char</text:p>
          </table:table-cell>
        </table:table-row>
        <table:table-row>
          <table:table-cell table:style-name="Tabla7.A2" office:value-type="string">
            <text:p text:style-name="P11"><text:span text:style-name="T5">chr</text:span> 99;</text:p>
          </table:table-cell>
          <table:table-cell table:style-name="Tabla7.B2" office:value-type="string">
            <text:p text:style-name="P11">&gt; val it = #"c" : char</text:p>
          </table:table-cell>
        </table:table-row>
        <table:table-row>
          <table:table-cell table:style-name="Tabla7.A2" office:value-type="string">
            <text:p text:style-name="P11"><text:span text:style-name="T5">chr</text:span> 1902;</text:p>
          </table:table-cell>
          <table:table-cell table:style-name="Tabla7.B2" office:value-type="string">
            <text:p text:style-name="P12">! Uncaught exception:</text:p>
            <text:p text:style-name="P12">! Chr</text:p>
          </table:table-cell>
        </table:table-row>
      </table:table>
      <text:p text:style-name="P1"/>
      <text:p text:style-name="P1"><text:s text:c="3"/><text:span text:style-name="T2">Conversión de <text:s/>caracter <text:s/>a <text:s/>cadena de caracteres</text:span>:</text:p>
      <text:p text:style-name="P1"><text:tab/><text:span text:style-name="T5">str</text:span> <text:s text:c="2"/><text:span text:style-name="T5">entrega una cadena de caracteres en base a un caracter</text:span></text:p>
      <text:p text:style-name="P1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8">Al introducir en mosml...</text:p>
          </table:table-cell>
          <table:table-cell table:style-name="Tabla8.B1" office:value-type="string">
            <text:p text:style-name="P8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8.A2" office:value-type="string">
            <text:p text:style-name="P11"><text:span text:style-name="T5">str</text:span> <text:span text:style-name="T5">#</text:span>"A";</text:p>
          </table:table-cell>
          <table:table-cell table:style-name="Tabla8.B2" office:value-type="string">
            <text:p text:style-name="P11">&gt; val it = "A" : string</text:p>
          </table:table-cell>
        </table:table-row>
        <table:table-row>
          <table:table-cell table:style-name="Tabla8.A2" office:value-type="string">
            <text:p text:style-name="P11"><text:span text:style-name="T5">str #</text:span>"z" ;</text:p>
          </table:table-cell>
          <table:table-cell table:style-name="Tabla8.B2" office:value-type="string">
            <text:p text:style-name="P11">&gt; val it = "z" : string</text:p>
          </table:table-cell>
        </table:table-row>
        <table:table-row>
          <table:table-cell table:style-name="Tabla8.A2" office:value-type="string">
            <text:p text:style-name="P11"><text:span text:style-name="T5">str #</text:span>"1";</text:p>
          </table:table-cell>
          <table:table-cell table:style-name="Tabla8.B2" office:value-type="string">
            <text:p text:style-name="P11">&gt; val it = "1" : string</text:p>
          </table:table-cell>
        </table:table-row>
      </table:table>
      <text:p text:style-name="Standard"/>
      <text:p text:style-name="Standard"><text:s text:c="3"/><text:span text:style-name="T2">Operaciones que se pueden hacer con cadenas de caracteres</text:span>:</text:p>
      <text:p text:style-name="Standard"/>
      <text:p text:style-name="Standard"><text:tab/><text:span text:style-name="T5">...</text:span> <text:span text:style-name="T5">^</text:span> <text:span text:style-name="T5">...</text:span><text:tab/><text:span text:style-name="T5">concatena </text:span>la <text:span text:style-name="T5">cadena de caracteres </text:span>que está <text:span text:style-name="T5">a su <text:tab/><text:tab/><text:tab/><text:tab/>izquierda</text:span> <text:span text:style-name="T5">con la </text:span>cadena de caracteres <text:span text:style-name="T5">que está a su <text:tab/><text:tab/><text:tab/><text:tab/>derecha </text:span>y <text:span text:style-name="T5">entrega </text:span>la <text:span text:style-name="T5">cadena de caracteres <text:tab/><text:tab/><text:tab/><text:tab/><text:tab/>resultante</text:span>.</text:p>
      <text:p text:style-name="Standard"/>
      <text:p text:style-name="Standard"><text:tab/><text:span text:style-name="T2">Algunos ejemplos</text:span>: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8">Al introducir en mosml...</text:p>
          </table:table-cell>
          <table:table-cell table:style-name="Tabla9.B1" office:value-type="string">
            <text:p text:style-name="P8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9.A2" office:value-type="string">
            <text:p text:style-name="P11">"Ho" <text:span text:style-name="T5">^</text:span> "la" ;</text:p>
          </table:table-cell>
          <table:table-cell table:style-name="Tabla9.B2" office:value-type="string">
            <text:p text:style-name="P11">&gt; val it = "Hola" : string</text:p>
          </table:table-cell>
        </table:table-row>
        <table:table-row>
          <table:table-cell table:style-name="Tabla9.A2" office:value-type="string">
            <text:p text:style-name="P11"><text:s/>"H" <text:span text:style-name="T5">^</text:span> "abía " <text:span text:style-name="T5">^</text:span> "una " <text:span text:style-name="T5">^</text:span> "vez..." ;</text:p>
          </table:table-cell>
          <table:table-cell table:style-name="Tabla9.B2" office:value-type="string">
            <text:p text:style-name="P11">&gt; val it = "Había una vez..." : string</text:p>
          </table:table-cell>
        </table:table-row>
        <table:table-row>
          <table:table-cell table:style-name="Tabla9.A2" office:value-type="string">
            <text:p text:style-name="P11">"MOSCOW " <text:span text:style-name="T5">^</text:span> "ML";</text:p>
          </table:table-cell>
          <table:table-cell table:style-name="Tabla9.B2" office:value-type="string">
            <text:p text:style-name="P11">&gt; val it = "MOSCOW ML" : string</text:p>
          </table:table-cell>
        </table:table-row>
      </table:table>
      <text:p text:style-name="Standard"/>
      <text:p text:style-name="Standard"><text:s/><text:tab/><text:span text:style-name="T5">size</text:span> <text:span text:style-name="T5">...</text:span><text:tab/><text:span text:style-name="T5">entrega</text:span> la <text:span text:style-name="T5">cantidad de caracteres </text:span>que tiene la cadena <text:tab/><text:tab/><text:tab/><text:tab/>que está a su derecha.</text:p>
      <text:p text:style-name="Standard"/>
      <text:p text:style-name="Standard"><text:tab/><text:span text:style-name="T2">Algunos ejemplos</text:span>: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8">Al introducir en mosml...</text:p>
          </table:table-cell>
          <table:table-cell table:style-name="Tabla10.B1" office:value-type="string">
            <text:p text:style-name="P8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10.A2" office:value-type="string">
            <text:p text:style-name="P11"><text:span text:style-name="T5">size</text:span> "Hola";</text:p>
          </table:table-cell>
          <table:table-cell table:style-name="Tabla10.B2" office:value-type="string">
            <text:p text:style-name="P11">&gt; val it = 4 : int</text:p>
          </table:table-cell>
        </table:table-row>
        <table:table-row>
          <table:table-cell table:style-name="Tabla10.A2" office:value-type="string">
            <text:p text:style-name="P11"><text:span text:style-name="T5">size</text:span> "Había una vez... ";</text:p>
          </table:table-cell>
          <table:table-cell table:style-name="Tabla10.B2" office:value-type="string">
            <text:p text:style-name="P11">&gt; val it = 18 : int</text:p>
          </table:table-cell>
        </table:table-row>
        <table:table-row>
          <table:table-cell table:style-name="Tabla10.A2" office:value-type="string">
            <text:p text:style-name="P11"><text:span text:style-name="T5">size</text:span> "MOSCOW ML";</text:p>
          </table:table-cell>
          <table:table-cell table:style-name="Tabla10.B2" office:value-type="string">
            <text:p text:style-name="P11">&gt; val it = 9 : int</text:p>
          </table:table-cell>
        </table:table-row>
      </table:table>
      <text:p text:style-name="Standard"/>
      <text:p text:style-name="Standard"><text:s text:c="3"/><text:span text:style-name="T2">Tipo de dato</text:span><text:span text:style-name="T5">: unit</text:span></text:p>
      <text:p text:style-name="P2"><text:tab/>unit<text:tab/><text:tab/><text:span text:style-name="T6">en </text:span>mosml<text:span text:style-name="T6">, así como </text:span>en cualquier Lenguaje de <text:tab/><text:tab/><text:tab/><text:tab/><text:tab/>Programación<text:span text:style-name="T6">, un </text:span>TIPO DE DATO <text:span text:style-name="T6">denota un </text:span></text:p>
      <text:p text:style-name="P2"><text:span text:style-name="T6"><text:tab/><text:tab/><text:tab/></text:span>CONJUNTO DE VALORES.</text:p>
      <text:p text:style-name="P2"/>
      <text:p text:style-name="P2"><text:soft-page-break/></text:p>
      <text:p text:style-name="P2"><text:tab/><text:span text:style-name="T1">Algunos ejemplos</text:span>: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8">Al introducir en mosml...</text:p>
          </table:table-cell>
          <table:table-cell table:style-name="Tabla11.B1" office:value-type="string">
            <text:p text:style-name="P8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11.A2" office:value-type="string">
            <text:p text:style-name="P11">();</text:p>
          </table:table-cell>
          <table:table-cell table:style-name="Tabla11.B2" office:value-type="string">
            <text:p text:style-name="P11">&gt; val it = () : unit</text:p>
          </table:table-cell>
        </table:table-row>
        <table:table-row>
          <table:table-cell table:style-name="Tabla11.A2" office:value-type="string">
            <text:p text:style-name="P11"><text:span text:style-name="T5">print</text:span> "Hola mundo! \n";</text:p>
          </table:table-cell>
          <table:table-cell table:style-name="Tabla11.B2" office:value-type="string">
            <text:p text:style-name="P11">Hola mundo!</text:p>
            <text:p text:style-name="P11">&gt; val it = () : unit</text:p>
          </table:table-cell>
        </table:table-row>
      </table:table>
      <text:p text:style-name="Standard"/>
      <text:p text:style-name="Standard"><text:s text:c="3"/><text:span text:style-name="T2">Tipos de datos derivados</text:span>:</text:p>
      <text:p text:style-name="Standard"/>
      <text:p text:style-name="Standard"><text:tab/><text:span text:style-name="T16">Tupla</text:span><text:tab/>es una <text:span text:style-name="T16">secuencia</text:span><text:span text:style-name="T15"> de </text:span><text:span text:style-name="T16">valores de diversos tipos</text:span><text:span text:style-name="T5"> de <text:tab/><text:tab/><text:tab/><text:tab/>datos introducidos entre </text:span><text:span text:style-name="T16">paréntesis</text:span><text:span text:style-name="T5"> </text:span>y <text:span text:style-name="T5">separados <text:tab/><text:tab/><text:tab/><text:tab/>entre ellos por </text:span><text:span text:style-name="T16">comas simples</text:span>.</text:p>
      <text:p text:style-name="P2"/>
      <text:p text:style-name="P2"><text:tab/><text:span text:style-name="T1">Algunos ejemplos</text:span>: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8">Al introducir en mosml...</text:p>
          </table:table-cell>
          <table:table-cell table:style-name="Tabla12.B1" office:value-type="string">
            <text:p text:style-name="P8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12.A2" office:value-type="string">
            <text:p text:style-name="P11"><text:span text:style-name="T5">(</text:span> 1 <text:span text:style-name="T5">,</text:span> 2 <text:span text:style-name="T5">,</text:span> true <text:span text:style-name="T5">);</text:span></text:p>
          </table:table-cell>
          <table:table-cell table:style-name="Tabla12.B2" office:value-type="string">
            <text:p text:style-name="P11">&gt; val it = <text:span text:style-name="T5">(</text:span>1<text:span text:style-name="T5">,</text:span> 2<text:span text:style-name="T5">,</text:span> true<text:span text:style-name="T5">)</text:span> <text:span text:style-name="T5">:</text:span> <text:span text:style-name="T5">int</text:span> <text:span text:style-name="T5">*</text:span> <text:span text:style-name="T5">int</text:span> <text:span text:style-name="T5">*</text:span> <text:span text:style-name="T5">bool</text:span></text:p>
          </table:table-cell>
        </table:table-row>
        <table:table-row>
          <table:table-cell table:style-name="Tabla12.A2" office:value-type="string">
            <text:p text:style-name="P11"><text:span text:style-name="T5">(</text:span> #"A" <text:span text:style-name="T5">,</text:span> "e" <text:span text:style-name="T5">,</text:span> 2.0 <text:span text:style-name="T5">,</text:span> 45 <text:span text:style-name="T5">)</text:span>;</text:p>
          </table:table-cell>
          <table:table-cell table:style-name="Tabla12.B2" office:value-type="string">
            <text:p text:style-name="P11">&gt; val it = <text:span text:style-name="T5">(</text:span>#"A"<text:span text:style-name="T5">,</text:span> "e"<text:span text:style-name="T5">,</text:span> 2.0<text:span text:style-name="T5">,</text:span> 45<text:span text:style-name="T5">)</text:span> <text:span text:style-name="T5">:</text:span> <text:span text:style-name="T5">char</text:span> <text:span text:style-name="T5">*</text:span> <text:span text:style-name="T5">string</text:span> <text:span text:style-name="T5">*</text:span> <text:span text:style-name="T5">real</text:span> <text:span text:style-name="T5">*</text:span> <text:span text:style-name="T5">int</text:span></text:p>
          </table:table-cell>
        </table:table-row>
        <table:table-row>
          <table:table-cell table:style-name="Tabla12.A2" office:value-type="string">
            <text:p text:style-name="P11"><text:span text:style-name="T16">(</text:span> 1 <text:span text:style-name="T5">,</text:span> true <text:span text:style-name="T5">,</text:span> <text:span text:style-name="T11">(</text:span><text:span text:style-name="T15"> </text:span>false <text:span text:style-name="T5">,</text:span> 3.5 <text:span text:style-name="T11">)</text:span> <text:span text:style-name="T5">,</text:span> #"J" <text:span text:style-name="T5">,</text:span> "$" <text:span text:style-name="T16">)</text:span>;</text:p>
          </table:table-cell>
          <table:table-cell table:style-name="Tabla12.B2" office:value-type="string">
            <text:p text:style-name="P12">&gt; val it = <text:span text:style-name="T16">(</text:span>1<text:span text:style-name="T5">,</text:span> <text:span text:style-name="T5">true,</text:span> <text:span text:style-name="T11">(</text:span>false<text:span text:style-name="T5">,</text:span> 3.5<text:span text:style-name="T11">)</text:span><text:span text:style-name="T5">,</text:span> #"J"<text:span text:style-name="T5">,</text:span> "$"<text:span text:style-name="T16">)</text:span> <text:span text:style-name="T5">:</text:span></text:p>
            <text:p text:style-name="P12"><text:s text:c="2"/>int <text:span text:style-name="T5">*</text:span> bool <text:span text:style-name="T5">*</text:span> <text:span text:style-name="T11">(</text:span>bool <text:span text:style-name="T5">*</text:span> real<text:span text:style-name="T11">)</text:span> <text:span text:style-name="T5">*</text:span> char <text:span text:style-name="T5">*</text:span> string</text:p>
          </table:table-cell>
        </table:table-row>
      </table:table>
      <text:p text:style-name="Standard"/>
      <text:p text:style-name="Standard"><text:tab/><text:tab/><text:tab/><text:tab/><text:tab/><text:tab/><text:tab/><text:span text:style-name="T1">Nota</text:span>:</text:p>
      <text:p text:style-name="Standard"><text:tab/><text:tab/><text:tab/><text:tab/><text:tab/><text:tab/><text:tab/><text:tab/>Aquí el <text:span text:style-name="T5">ASTERIZCO: * </text:span><text:span text:style-name="T6">indica</text:span></text:p>
      <text:p text:style-name="Standard"><text:span text:style-name="T6"><text:tab/><text:tab/><text:tab/><text:tab/><text:tab/><text:tab/><text:tab/><text:tab/>que es una </text:span><text:span text:style-name="T5">Tupla</text:span></text:p>
      <text:p text:style-name="P2"/>
      <text:p text:style-name="P2"><text:tab/><text:span text:style-name="T1">Para extraer un elemento de la Tupla</text:span><text:span text:style-name="T8">:</text:span></text:p>
      <text:p text:style-name="P4"/>
      <text:p text:style-name="P4"><text:tab/><text:tab/>#[posición] ( ... , ... , ... )<text:tab/><text:tab/><text:span text:style-name="T6">Extrae el elemento que está <text:tab/><text:tab/><text:tab/><text:tab/><text:tab/><text:tab/><text:tab/><text:tab/><text:tab/>en la posición: </text:span>[posición]</text:p>
      <text:p text:style-name="P4"/>
      <text:p text:style-name="P4"><text:tab/><text:tab/><text:span text:style-name="T1">Algunos ejemplos</text:span>: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8">Al introducir en mosml...</text:p>
          </table:table-cell>
          <table:table-cell table:style-name="Tabla13.B1" office:value-type="string">
            <text:p text:style-name="P8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13.A2" office:value-type="string">
            <text:p text:style-name="P13"><text:span text:style-name="T5">#</text:span>1<text:span text:style-name="T5">(</text:span> 1 <text:span text:style-name="T5">,</text:span> 2 <text:span text:style-name="T5">,</text:span> true <text:span text:style-name="T5">)</text:span>;</text:p>
          </table:table-cell>
          <table:table-cell table:style-name="Tabla13.B2" office:value-type="string">
            <text:p text:style-name="P14">&gt; val it = 1 : int</text:p>
          </table:table-cell>
        </table:table-row>
        <table:table-row>
          <table:table-cell table:style-name="Tabla13.A2" office:value-type="string">
            <text:p text:style-name="P11"><text:span text:style-name="T5">#</text:span>3<text:span text:style-name="T5">(</text:span> #"A" <text:span text:style-name="T5">,</text:span> "e" <text:span text:style-name="T5">,</text:span> 2.0 <text:span text:style-name="T5">,</text:span> 45 <text:span text:style-name="T5">)</text:span>;</text:p>
          </table:table-cell>
          <table:table-cell table:style-name="Tabla13.B2" office:value-type="string">
            <text:p text:style-name="P14">&gt; val it = 2.0 : real</text:p>
          </table:table-cell>
        </table:table-row>
        <table:table-row>
          <table:table-cell table:style-name="Tabla13.A2" office:value-type="string">
            <text:p text:style-name="P11">#4 <text:span text:style-name="T5">(</text:span> 1 <text:span text:style-name="T5">,</text:span> true <text:span text:style-name="T5">,</text:span> <text:span text:style-name="T5">(</text:span> false <text:span text:style-name="T5">,</text:span> 3.5 <text:span text:style-name="T5">)</text:span> <text:span text:style-name="T5">,</text:span> #"J" <text:span text:style-name="T5">,</text:span> "$" <text:span text:style-name="T5">)</text:span>;</text:p>
          </table:table-cell>
          <table:table-cell table:style-name="Tabla13.B2" office:value-type="string">
            <text:p text:style-name="P14">&gt; val it = #"J" : char</text:p>
          </table:table-cell>
        </table:table-row>
      </table:table>
      <text:p text:style-name="Standard"/>
      <text:p text:style-name="Standard"><text:s text:c="3"/><text:span text:style-name="T2">Tipo de dato derivado</text:span><text:span text:style-name="T5">:</text:span> <text:span text:style-name="T5">Registros (del Inglés: Records)</text:span></text:p>
      <text:p text:style-name="P2"/>
      <text:p text:style-name="P2"><text:tab/><text:span text:style-name="T15">Records</text:span><text:tab/><text:tab/><text:span text:style-name="T6">Es </text:span>similar a una Tupla<text:span text:style-name="T6">, salvo en que </text:span>cada valor </text:p>
      <text:p text:style-name="P2"><text:tab/><text:tab/><text:tab/><text:tab/>se lo identifica con un nombre<text:span text:style-name="T6">, es decir, se trata <text:tab/><text:tab/><text:tab/><text:tab/><text:tab/>de una </text:span><text:span text:style-name="T15">sucesión de pares:</text:span></text:p>
      <text:p text:style-name="P1"><text:tab/><text:tab/><text:tab/><text:tab/> <text:s text:c="3"/><text:span text:style-name="T16">nombre_del_elemento = valor_del_elemento</text:span> </text:p>
      <text:p text:style-name="P1"><text:span text:style-name="T5"><text:tab/><text:tab/><text:tab/><text:tab/>introducidos </text:span><text:span text:style-name="T16">entre llaves</text:span><text:span text:style-name="T5"> </text:span>y <text:span text:style-name="T16">separados entre</text:span><text:span text:style-name="T5"> <text:tab/><text:tab/><text:tab/><text:tab/><text:tab/></text:span><text:span text:style-name="T16">ellos mediante comas simples</text:span><text:span text:style-name="T15">.</text:span></text:p>
      <text:p text:style-name="P37"><text:soft-page-break/>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8">Al introducir en mosml...</text:p>
          </table:table-cell>
          <table:table-cell table:style-name="Tabla14.B1" office:value-type="string">
            <text:p text:style-name="P8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14.A2" office:value-type="string">
            <text:p text:style-name="P14"><text:span text:style-name="T5">{</text:span> nombre <text:span text:style-name="T5">=</text:span> "Carlos" <text:span text:style-name="T5">,</text:span> edad <text:span text:style-name="T5">=</text:span> 23 <text:span text:style-name="T5">,</text:span> DNI <text:span text:style-name="T5">=</text:span> "24.364.509" <text:span text:style-name="T5">,</text:span> ciudad <text:span text:style-name="T5">=</text:span> "Santa Fe" <text:span text:style-name="T5">}</text:span>;</text:p>
          </table:table-cell>
          <table:table-cell table:style-name="Tabla14.B2" office:value-type="string">
            <text:p text:style-name="P14">&gt; val it =</text:p>
            <text:p text:style-name="P14"><text:s text:c="4"/>{DNI = "24.364.509", ciudad = "Santa Fe", edad = 23, nombre = "Carlos"} :</text:p>
            <text:p text:style-name="P14"><text:s text:c="2"/>{DNI : string, ciudad : string, edad : int, nombre : string}</text:p>
          </table:table-cell>
        </table:table-row>
        <table:table-row>
          <table:table-cell table:style-name="Tabla14.A2" office:value-type="string">
            <text:p text:style-name="P11"><text:s/><text:span text:style-name="T5">{</text:span> uno <text:span text:style-name="T5">=</text:span> "one" <text:span text:style-name="T5">,</text:span> <text:span text:style-name="T5">{</text:span> two <text:span text:style-name="T5">=</text:span> 2 <text:span text:style-name="T5">}</text:span> <text:span text:style-name="T5">}</text:span> ;</text:p>
          </table:table-cell>
          <table:table-cell table:style-name="Tabla14.B2" office:value-type="string">
            <text:p text:style-name="P14">! Toplevel input:</text:p>
            <text:p text:style-name="P14">! { uno = "one" , { two = 2 } } ;</text:p>
            <text:p text:style-name="P14">! <text:s text:c="16"/>^</text:p>
            <text:p text:style-name="P14">! Syntax error.</text:p>
          </table:table-cell>
        </table:table-row>
        <table:table-row>
          <table:table-cell table:style-name="Tabla14.A2" office:value-type="string">
            <text:p text:style-name="P11"><text:span text:style-name="T5">{</text:span> l <text:span text:style-name="T5">=</text:span> "Lun" <text:span text:style-name="T5">,</text:span> t <text:span text:style-name="T5">=</text:span> true <text:span text:style-name="T5">,</text:span> h <text:span text:style-name="T5">=</text:span> 2.0 <text:span text:style-name="T5">,</text:span> c <text:span text:style-name="T5">=</text:span> #"r" <text:span text:style-name="T5">}</text:span>;</text:p>
          </table:table-cell>
          <table:table-cell table:style-name="Tabla14.B2" office:value-type="string">
            <text:p text:style-name="P14">&gt; val it = {c = #"r", h = 2.0, l = "Lun", t = true} :</text:p>
            <text:p text:style-name="P14"><text:s text:c="2"/>{c : char, h : real, l : string, t : bool}</text:p>
          </table:table-cell>
        </table:table-row>
      </table:table>
      <text:p text:style-name="Standard"/>
      <text:p text:style-name="P2"><text:tab/><text:span text:style-name="T1">Para extraer un elemento de un Registro</text:span><text:span text:style-name="T8">:</text:span></text:p>
      <text:p text:style-name="P4"/>
      <text:p text:style-name="P4"><text:tab/>#[nombre_de_elemento] { ... , ... , ... }<text:tab/><text:span text:style-name="T6">Extrae el </text:span></text:p>
      <text:p text:style-name="P5"><text:tab/><text:tab/><text:tab/><text:tab/><text:tab/><text:tab/><text:tab/><text:tab/><text:tab/><text:span text:style-name="T5">valor_de_elemento</text:span></text:p>
      <text:p text:style-name="P5"><text:tab/><text:tab/><text:tab/><text:tab/><text:tab/><text:tab/><text:tab/><text:tab/><text:tab/>que corresponde a</text:p>
      <text:p text:style-name="P5"><text:tab/><text:tab/><text:tab/><text:tab/><text:tab/><text:tab/><text:tab/><text:tab/><text:tab/><text:span text:style-name="T5">nombre_de_elemento</text:span><text:tab/><text:tab/></text:p>
      <text:p text:style-name="P4"/>
      <text:p text:style-name="P4"><text:tab/><text:tab/><text:span text:style-name="T1">Algunos ejemplos</text:span>:</text:p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8">Al introducir en mosml...</text:p>
          </table:table-cell>
          <table:table-cell table:style-name="Tabla15.B1" office:value-type="string">
            <text:p text:style-name="P8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15.A2" office:value-type="string">
            <text:p text:style-name="P14"><text:span text:style-name="T16">#</text:span><text:span text:style-name="T15">3</text:span><text:span text:style-name="T5">{</text:span> nombre <text:span text:style-name="T5">=</text:span> "Carlos" <text:span text:style-name="T5">,</text:span> edad <text:span text:style-name="T5">=</text:span> 23 <text:span text:style-name="T5">,</text:span> DNI <text:span text:style-name="T5">=</text:span> "24.364.509" <text:span text:style-name="T5">,</text:span> ciudad <text:span text:style-name="T5">=</text:span> "Santa Fe" <text:span text:style-name="T5">}</text:span>;</text:p>
          </table:table-cell>
          <table:table-cell table:style-name="Tabla15.B2" office:value-type="string">
            <text:p text:style-name="P14">! Toplevel input:</text:p>
            <text:p text:style-name="P14">! #3{ nombre = "Carlos" , edad = 23 , DNI = "24.364.509" , ciudad = "Santa Fe" };</text:p>
            <text:p text:style-name="P14">! <text:s text:c="2"/>^^^^^^^^^^^^^^^^^^^^^^^^^^^^^^^^^^^^^^^^^^^^^^^^^^^^^^^^^^^^^^^^^^^^^^^^^^^^</text:p>
            <text:p text:style-name="P14">! Type clash: expression of type</text:p>
            <text:p text:style-name="P14">! <text:s text:c="2"/>{DNI : 'a, ciudad : 'b, edad : 'c, nombre : 'd}</text:p>
            <text:p text:style-name="P14">! cannot have type</text:p>
            <text:p text:style-name="P14">! <text:s text:c="2"/>{DNI : 'e, ciudad : 'f, edad : 'g, nombre : 'h, 3 : 'i, ...}</text:p>
            <text:p text:style-name="P14">! <text:span text:style-name="T15">because record label <text:s/>3 <text:s/>is missing</text:span></text:p>
          </table:table-cell>
        </table:table-row>
        <table:table-row>
          <table:table-cell table:style-name="Tabla15.A2" office:value-type="string">
            <text:p text:style-name="P11"><text:span text:style-name="T16">#</text:span><text:span text:style-name="T17">uno</text:span><text:span text:style-name="T5">{</text:span><text:span text:style-name="T6"> </text:span><text:span text:style-name="T17">uno </text:span><text:span text:style-name="T16">=</text:span><text:span text:style-name="T17"> 1</text:span><text:span text:style-name="T6"> </text:span><text:span text:style-name="T5">,</text:span><text:span text:style-name="T6"> dos </text:span><text:span text:style-name="T5">=</text:span><text:span text:style-name="T6"> 2.0 </text:span><text:span text:style-name="T5">}</text:span><text:span text:style-name="T6"> ;</text:span></text:p>
          </table:table-cell>
          <table:table-cell table:style-name="Tabla15.B2" office:value-type="string">
            <text:p text:style-name="P14">&gt; val it = <text:span text:style-name="T15">1</text:span> : int</text:p>
          </table:table-cell>
        </table:table-row>
        <table:table-row>
          <table:table-cell table:style-name="Tabla15.A2" office:value-type="string">
            <text:p text:style-name="P10">Al introducir en mosml...</text:p>
          </table:table-cell>
          <table:table-cell table:style-name="Tabla15.B2" office:value-type="string">
            <text:p text:style-name="P10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15.A2" office:value-type="string">
            <text:p text:style-name="P11"><text:span text:style-name="T15">#h</text:span>{ l = "Lun" , t = true , <text:span text:style-name="T15">h = 2.0</text:span> , c = #"r" };</text:p>
          </table:table-cell>
          <table:table-cell table:style-name="Tabla15.B2" office:value-type="string">
            <text:p text:style-name="P14">&gt; val it = <text:span text:style-name="T15">2.0</text:span> : <text:span text:style-name="T15">real</text:span></text:p>
          </table:table-cell>
        </table:table-row>
        <table:table-row>
          <table:table-cell table:style-name="Tabla15.A2" office:value-type="string">
            <text:p text:style-name="P11"><text:s/><text:span text:style-name="T15">#e</text:span>{ a = #"a" , b = 2 , c = 3.0 , d = "cuatro" , <text:span text:style-name="T15">e = true</text:span> };</text:p>
          </table:table-cell>
          <table:table-cell table:style-name="Tabla15.B2" office:value-type="string">
            <text:p text:style-name="P14">&gt; val it = <text:span text:style-name="T15">true</text:span> : <text:span text:style-name="T15">bool</text:span></text:p>
          </table:table-cell>
        </table:table-row>
      </table:table>
      <text:p text:style-name="P4"/>
      <text:p text:style-name="P4"><text:soft-page-break/><text:s text:c="3"/><text:span text:style-name="T1">Tipo de dato derivado</text:span>: Lista</text:p>
      <text:p text:style-name="P4"><text:tab/><text:span text:style-name="T15">Lista</text:span><text:tab/><text:tab/><text:span text:style-name="T6">es una </text:span><text:span text:style-name="T15">secuencia</text:span><text:span text:style-name="T17"> </text:span><text:span text:style-name="T15">de</text:span><text:span text:style-name="T17"> </text:span><text:span text:style-name="T15">cero</text:span><text:span text:style-name="T17"> </text:span><text:span text:style-name="T15">o</text:span><text:span text:style-name="T17"> </text:span><text:span text:style-name="T15">más</text:span><text:span text:style-name="T17"> </text:span><text:span text:style-name="T15">valores</text:span><text:span text:style-name="T6"> </text:span></text:p>
      <text:p text:style-name="P5"><text:span text:style-name="T5"><text:tab/><text:tab/><text:tab/></text:span><text:span text:style-name="T16">DE</text:span><text:span text:style-name="T15"> </text:span><text:span text:style-name="T16">UN</text:span><text:span text:style-name="T15"> </text:span><text:span text:style-name="T16">MISMO</text:span><text:span text:style-name="T15"> </text:span><text:span text:style-name="T16">TIPO DE DATO </text:span><text:span text:style-name="T19">separados entre ellos <text:tab/><text:tab/><text:tab/><text:tab/>por </text:span><text:span text:style-name="T16">comas simples</text:span><text:span text:style-name="T19"> y </text:span><text:span text:style-name="T16">encerrados entre corchetes</text:span></text:p>
      <text:p text:style-name="P7"/>
      <text:p text:style-name="P7"><text:tab/><text:span text:style-name="T20">Algunos ejemplos</text:span><text:span text:style-name="T18">:</text:span></text:p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0">Al introducir en mosml...</text:p>
          </table:table-cell>
          <table:table-cell table:style-name="Tabla16.B1" office:value-type="string">
            <text:p text:style-name="P10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16.A2" office:value-type="string">
            <text:p text:style-name="P11"><text:span text:style-name="T5">[</text:span> 1 <text:span text:style-name="T5">,</text:span> 2 <text:span text:style-name="T5">,</text:span> 3 <text:span text:style-name="T5">]</text:span>;</text:p>
          </table:table-cell>
          <table:table-cell table:style-name="Tabla16.B2" office:value-type="string">
            <text:p text:style-name="P15">&gt; val it = [1, 2, 3] : <text:span text:style-name="T5">int</text:span> <text:span text:style-name="T5">list</text:span></text:p>
          </table:table-cell>
        </table:table-row>
        <table:table-row>
          <table:table-cell table:style-name="Tabla16.A2" office:value-type="string">
            <text:p text:style-name="P11"><text:span text:style-name="T5">[</text:span> 1 <text:span text:style-name="T5">,</text:span> 2 <text:span text:style-name="T5">,</text:span> <text:span text:style-name="T15">true</text:span> <text:span text:style-name="T5">]</text:span>;</text:p>
          </table:table-cell>
          <table:table-cell table:style-name="Tabla16.B2" office:value-type="string">
            <text:p text:style-name="P15">! Toplevel input:</text:p>
            <text:p text:style-name="P15">! [ 1 , 2 , true ];</text:p>
            <text:p text:style-name="P15">! <text:s text:c="10"/>^^^^</text:p>
            <text:p text:style-name="P15">! Type clash: expression of type</text:p>
            <text:p text:style-name="P15">! <text:s text:c="2"/><text:span text:style-name="T15">bool</text:span></text:p>
            <text:p text:style-name="P15">! cannot have type</text:p>
            <text:p text:style-name="P15">! <text:s text:c="2"/>int</text:p>
          </table:table-cell>
        </table:table-row>
        <table:table-row>
          <table:table-cell table:style-name="Tabla16.A2" office:value-type="string">
            <text:p text:style-name="P11"><text:span text:style-name="T5">[</text:span> #"A" <text:span text:style-name="T5">,</text:span> #"B" <text:span text:style-name="T5">,</text:span> #"C" <text:span text:style-name="T5">]</text:span>;</text:p>
          </table:table-cell>
          <table:table-cell table:style-name="Tabla16.B2" office:value-type="string">
            <text:p text:style-name="P15">&gt; val it = [#"A", #"B", #"C"] : <text:span text:style-name="T5">char</text:span> <text:span text:style-name="T5">list</text:span></text:p>
          </table:table-cell>
        </table:table-row>
        <table:table-row>
          <table:table-cell table:style-name="Tabla16.A2" office:value-type="string">
            <text:p text:style-name="P11"><text:span text:style-name="T5">[</text:span> 1.0 <text:span text:style-name="T5">,</text:span> 2.3 <text:span text:style-name="T5">,</text:span> 3.4 <text:span text:style-name="T5">,</text:span> <text:span text:style-name="T5">[</text:span> 4.0 <text:span text:style-name="T5">]</text:span> <text:span text:style-name="T5">]</text:span>;</text:p>
          </table:table-cell>
          <table:table-cell table:style-name="Tabla16.B2" office:value-type="string">
            <text:p text:style-name="P15">! Toplevel input:</text:p>
            <text:p text:style-name="P15">! [ 1.0 , 2.3 , 3.4 , [ 4.0 ] ];</text:p>
            <text:p text:style-name="P15">! <text:s text:c="22"/>^^^^^</text:p>
            <text:p text:style-name="P15">! Type clash: expression of type</text:p>
            <text:p text:style-name="P15">! <text:s text:c="2"/>'a list</text:p>
            <text:p text:style-name="P15">! cannot have type</text:p>
            <text:p text:style-name="P15">! <text:s text:c="2"/>real</text:p>
            <text:p text:style-name="P15"/>
            <text:p text:style-name="P15"/>
          </table:table-cell>
        </table:table-row>
        <table:table-row>
          <table:table-cell table:style-name="Tabla16.A2" office:value-type="string">
            <text:p text:style-name="P11"><text:span text:style-name="T5">[</text:span> 1 <text:span text:style-name="T5">,</text:span> <text:span text:style-name="T5">[</text:span> 2 <text:span text:style-name="T5">,</text:span> 3 <text:span text:style-name="T5">]</text:span> <text:span text:style-name="T5">,</text:span> 4 <text:span text:style-name="T5">]</text:span>;</text:p>
          </table:table-cell>
          <table:table-cell table:style-name="Tabla16.B2" office:value-type="string">
            <text:p text:style-name="P15">! Toplevel input:</text:p>
            <text:p text:style-name="P15">! [ 1 , [ 2 , 3 ] , 4 ];</text:p>
            <text:p text:style-name="P15">! <text:s text:c="8"/>^^^^^^^</text:p>
            <text:p text:style-name="P15">! Type clash: expression of type</text:p>
            <text:p text:style-name="P15">! <text:s text:c="2"/>'a list</text:p>
            <text:p text:style-name="P15">! cannot have type</text:p>
            <text:p text:style-name="P15">! <text:s text:c="2"/>int</text:p>
          </table:table-cell>
        </table:table-row>
        <table:table-row>
          <table:table-cell table:style-name="Tabla16.A2" office:value-type="string">
            <text:p text:style-name="P11">[];</text:p>
          </table:table-cell>
          <table:table-cell table:style-name="Tabla16.B2" office:value-type="string">
            <text:p text:style-name="P15">&gt; val 'a it = [] : 'a list</text:p>
          </table:table-cell>
        </table:table-row>
      </table:table>
      <text:p text:style-name="Standard"/>
      <text:p text:style-name="Standard"><text:tab/><text:span text:style-name="T2">Operaciones que se pueden hacer con Listas</text:span>:</text:p>
      <text:list xml:id="list272148279" text:style-name="L9">
        <text:list-item>
          <text:p text:style-name="P34"><text:span text:style-name="T5">Extraer el primer elemento</text:span> de la Lista: <text:s/>cabeza (del Inglés: <text:span text:style-name="T5">head</text:span><text:span text:style-name="T6">)</text:span></text:p>
          <text:list>
            <text:list-header>
              <text:p text:style-name="P27">hd[ ... , ... , ... ]</text:p>
              <text:p text:style-name="P27"/>
            </text:list-header>
          </text:list>
        </text:list-item>
      </text:list>
      <text:p text:style-name="P4"><text:tab/><text:span text:style-name="T1">Algunos ejemplos</text:span>:</text:p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10">Al introducir en mosml...</text:p>
          </table:table-cell>
          <table:table-cell table:style-name="Tabla17.B1" office:value-type="string">
            <text:p text:style-name="P10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17.A2" office:value-type="string">
            <text:p text:style-name="P11"><text:span text:style-name="T5">hd[</text:span><text:span text:style-name="T15">1</text:span><text:span text:style-name="T5">,</text:span>2<text:span text:style-name="T5">,</text:span>3<text:span text:style-name="T5">,</text:span>4<text:span text:style-name="T5">];</text:span></text:p>
          </table:table-cell>
          <table:table-cell table:style-name="Tabla17.B2" office:value-type="string">
            <text:p text:style-name="P15">&gt; val it = <text:span text:style-name="T16">1</text:span> : <text:span text:style-name="T5">int</text:span></text:p>
          </table:table-cell>
        </table:table-row>
        <table:table-row>
          <table:table-cell table:style-name="Tabla17.A2" office:value-type="string">
            <text:p text:style-name="P11"><text:span text:style-name="T5">hd</text:span> <text:span text:style-name="T5">[</text:span> <text:span text:style-name="T15">~1.0</text:span> <text:span text:style-name="T5">,</text:span> 3.0 <text:span text:style-name="T5">,</text:span> ~2.5 <text:span text:style-name="T5">]</text:span>;</text:p>
          </table:table-cell>
          <table:table-cell table:style-name="Tabla17.B2" office:value-type="string">
            <text:p text:style-name="P15">&gt; val it = <text:span text:style-name="T16">~1.0</text:span> : <text:span text:style-name="T5">real</text:span></text:p>
          </table:table-cell>
        </table:table-row>
        <table:table-row>
          <table:table-cell table:style-name="Tabla17.A2" office:value-type="string">
            <text:p text:style-name="P11"><text:span text:style-name="T5">hd</text:span> <text:span text:style-name="T5">[</text:span> <text:span text:style-name="T15">#"s"</text:span> <text:span text:style-name="T5">,</text:span> #"%" <text:span text:style-name="T5">,</text:span> #"&amp;" <text:span text:style-name="T5">,</text:span> #"|" <text:span text:style-name="T5">]</text:span>;</text:p>
          </table:table-cell>
          <table:table-cell table:style-name="Tabla17.B2" office:value-type="string">
            <text:p text:style-name="P15">&gt; val it = <text:span text:style-name="T16">#"s"</text:span> : <text:span text:style-name="T5">char</text:span></text:p>
          </table:table-cell>
        </table:table-row>
        <table:table-row>
          <table:table-cell table:style-name="Tabla17.A2" office:value-type="string">
            <text:p text:style-name="P11"><text:span text:style-name="T5">hd</text:span> <text:span text:style-name="T5">[</text:span> <text:span text:style-name="T15">"ola"</text:span> <text:span text:style-name="T5">,</text:span> "ajo" <text:span text:style-name="T5">,</text:span> "luz" <text:span text:style-name="T5">]</text:span>;</text:p>
          </table:table-cell>
          <table:table-cell table:style-name="Tabla17.B2" office:value-type="string">
            <text:p text:style-name="P15">&gt; val it = <text:span text:style-name="T16">"ola"</text:span> : <text:span text:style-name="T5">string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><text:soft-page-break/></text:p>
      <text:p text:style-name="Standard"><text:span text:style-name="T9"><text:tab/></text:span><text:span text:style-name="T2">Operaciones que se pueden hacer con Listas</text:span>:</text:p>
      <text:list xml:id="list1638254495" text:style-name="L10">
        <text:list-item>
          <text:p text:style-name="P35"><text:span text:style-name="T5">Extraer todos </text:span>los elementos de la Lista <text:span text:style-name="T5">excepto el primero</text:span>: cola (del Inglés: <text:span text:style-name="T5">tail</text:span>)</text:p>
          <text:list>
            <text:list-header>
              <text:p text:style-name="P28">tl [ ... , ... , ... ]</text:p>
            </text:list-header>
          </text:list>
        </text:list-item>
      </text:list>
      <text:p text:style-name="P2"/>
      <text:p text:style-name="P2"><text:span text:style-name="T8"><text:tab/></text:span><text:span text:style-name="T1">Algunos ejemplos</text:span><text:span text:style-name="T8">:</text:span></text:p>
      <text:p text:style-name="P4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10">Al introducir en mosml...</text:p>
          </table:table-cell>
          <table:table-cell table:style-name="Tabla18.B1" office:value-type="string">
            <text:p text:style-name="P10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18.A2" office:value-type="string">
            <text:p text:style-name="P11"><text:span text:style-name="T5">tl [ </text:span><text:span text:style-name="T6">1</text:span><text:span text:style-name="T5"> , </text:span><text:span text:style-name="T17">2</text:span><text:span text:style-name="T16"> , </text:span><text:span text:style-name="T17">3</text:span><text:span text:style-name="T16"> </text:span><text:span text:style-name="T5">]</text:span><text:span text:style-name="T6">;</text:span></text:p>
          </table:table-cell>
          <table:table-cell table:style-name="Tabla18.B2" office:value-type="string">
            <text:p text:style-name="P15">&gt; val it = <text:span text:style-name="T16">[2, 3]</text:span> : <text:span text:style-name="T5">int list</text:span></text:p>
          </table:table-cell>
        </table:table-row>
        <table:table-row>
          <table:table-cell table:style-name="Tabla18.A2" office:value-type="string">
            <text:p text:style-name="P11"><text:span text:style-name="T5">tl</text:span> <text:span text:style-name="T5">[</text:span> ~1.0 <text:span text:style-name="T5">,</text:span> <text:span text:style-name="T15">3.0 </text:span><text:span text:style-name="T16">,</text:span><text:span text:style-name="T15"> ~2.5</text:span> <text:span text:style-name="T5">]</text:span>;</text:p>
          </table:table-cell>
          <table:table-cell table:style-name="Tabla18.B2" office:value-type="string">
            <text:p text:style-name="P15">&gt; val it = <text:span text:style-name="T16">[3.0, ~2.5]</text:span> : <text:span text:style-name="T5">real list</text:span></text:p>
          </table:table-cell>
        </table:table-row>
        <table:table-row>
          <table:table-cell table:style-name="Tabla18.A2" office:value-type="string">
            <text:p text:style-name="P11"><text:span text:style-name="T5">tl</text:span> <text:span text:style-name="T5">[</text:span> #"s" <text:span text:style-name="T5">,</text:span> <text:span text:style-name="T15">#"%" </text:span><text:span text:style-name="T16">,</text:span><text:span text:style-name="T15"> #"&amp;" </text:span><text:span text:style-name="T16">,</text:span><text:span text:style-name="T15"> #"|"</text:span> <text:span text:style-name="T5">]</text:span>;</text:p>
          </table:table-cell>
          <table:table-cell table:style-name="Tabla18.B2" office:value-type="string">
            <text:p text:style-name="P15">&gt; val it = <text:span text:style-name="T16">[#"%", #"&amp;", #"|"]</text:span> : <text:span text:style-name="T5">char list</text:span></text:p>
          </table:table-cell>
        </table:table-row>
        <table:table-row>
          <table:table-cell table:style-name="Tabla18.A2" office:value-type="string">
            <text:p text:style-name="P11"><text:span text:style-name="T5">tl</text:span> <text:span text:style-name="T5">[</text:span> "ola" <text:span text:style-name="T5">,</text:span> <text:span text:style-name="T15">"ajo" </text:span><text:span text:style-name="T16">,</text:span><text:span text:style-name="T15"> "luz"</text:span> <text:span text:style-name="T5">]</text:span>;</text:p>
          </table:table-cell>
          <table:table-cell table:style-name="Tabla18.B2" office:value-type="string">
            <text:p text:style-name="P15">&gt; val it =<text:span text:style-name="T5"> </text:span><text:span text:style-name="T16">[</text:span><text:span text:style-name="T16">"</text:span><text:span text:style-name="T16">ajo", "luz"]</text:span><text:span text:style-name="T5"> : string list</text:span></text:p>
          </table:table-cell>
        </table:table-row>
      </table:table>
      <text:p text:style-name="P2"/>
      <text:list xml:id="list288704433" text:style-name="L11">
        <text:list-item>
          <text:p text:style-name="P23"><text:span text:style-name="T5">Introducir un elemento al principio de la Lista</text:span>:</text:p>
          <text:p text:style-name="P23">Al operador <text:span text:style-name="T11">::</text:span> se le llama <text:span text:style-name="T11">CONSTRUCTOR</text:span></text:p>
          <text:list>
            <text:list-header>
              <text:p text:style-name="P29">[elemento] :: [ ... , ... , ... ]</text:p>
            </text:list-header>
          </text:list>
        </text:list-item>
      </text:list>
      <text:p text:style-name="P2"/>
      <text:p text:style-name="P2"><text:span text:style-name="T8"><text:tab/></text:span><text:span text:style-name="T1">Algunos ejemplos</text:span><text:span text:style-name="T8">:</text:span>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0">Al introducir en mosml...</text:p>
          </table:table-cell>
          <table:table-cell table:style-name="Tabla19.B1" office:value-type="string">
            <text:p text:style-name="P10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19.A2" office:value-type="string">
            <text:p text:style-name="P11"><text:span text:style-name="T17">2</text:span><text:span text:style-name="T6"> </text:span><text:span text:style-name="T12">::</text:span><text:span text:style-name="T6"> [ 3 , ~4 ];</text:span></text:p>
          </table:table-cell>
          <table:table-cell table:style-name="Tabla19.B2" office:value-type="string">
            <text:p text:style-name="P15">&gt; val it = [<text:span text:style-name="T15">2</text:span>, 3, ~4] : int list</text:p>
          </table:table-cell>
        </table:table-row>
        <table:table-row>
          <table:table-cell table:style-name="Tabla19.A2" office:value-type="string">
            <text:p text:style-name="P11"><text:span text:style-name="T15">0.5</text:span> <text:span text:style-name="T10">::</text:span> [ 0.75 , 1.87 , 6.9 ];</text:p>
          </table:table-cell>
          <table:table-cell table:style-name="Tabla19.B2" office:value-type="string">
            <text:p text:style-name="P15">&gt; val it = [<text:span text:style-name="T15">0.5</text:span>, 0.75, 1.87, 6.9] : real list</text:p>
          </table:table-cell>
        </table:table-row>
        <table:table-row>
          <table:table-cell table:style-name="Tabla19.A2" office:value-type="string">
            <text:p text:style-name="P11"><text:span text:style-name="T15">#"a"</text:span> <text:span text:style-name="T10">::</text:span> [ #"e" , <text:s/>#"i" , #"o" , #"u" ];</text:p>
          </table:table-cell>
          <table:table-cell table:style-name="Tabla19.B2" office:value-type="string">
            <text:p text:style-name="P15">&gt; val it = [<text:span text:style-name="T15">#"a"</text:span>, #"e", #"i", #"o", #"u"] : char list</text:p>
          </table:table-cell>
        </table:table-row>
        <table:table-row>
          <table:table-cell table:style-name="Tabla19.A2" office:value-type="string">
            <text:p text:style-name="P11"><text:span text:style-name="T15">"ua"</text:span> <text:span text:style-name="T10">::</text:span> [ "ue" , "ui" , "uo" , "uu" ];</text:p>
          </table:table-cell>
          <table:table-cell table:style-name="Tabla19.B2" office:value-type="string">
            <text:p text:style-name="P15">&gt; val it = [<text:span text:style-name="T15">"ua"</text:span>, "ue", "ui", "uo", "uu"] : string list</text:p>
          </table:table-cell>
        </table:table-row>
      </table:table>
      <text:p text:style-name="Standard"/>
      <text:list xml:id="list995349231" text:style-name="L12">
        <text:list-item>
          <text:p text:style-name="P36">Una <text:span text:style-name="T5">combinación de estas operaciones </text:span>sobre una <text:span text:style-name="T5">Lista</text:span> que <text:span text:style-name="T5">no</text:span> está <text:span text:style-name="T5">vacía</text:span> devuelve esa misma Lista:</text:p>
          <text:list>
            <text:list-header>
              <text:p text:style-name="P30">hd[ ... , ... , ... ] :: tl[ ... , ... , ... ]</text:p>
            </text:list-header>
          </text:list>
        </text:list-item>
      </text:list>
      <text:p text:style-name="P2"/>
      <text:p text:style-name="P2"><text:span text:style-name="T8"><text:tab/></text:span><text:span text:style-name="T1">Algunos ejemplos</text:span><text:span text:style-name="T8">:</text:span></text:p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10">Al introducir en mosml...</text:p>
          </table:table-cell>
          <table:table-cell table:style-name="Tabla20.B1" office:value-type="string">
            <text:p text:style-name="P10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20.A2" office:value-type="string">
            <text:p text:style-name="P13">hd[ 1 , 2 , 3 ] :: tl [ 1 , 2 , 3 ];</text:p>
          </table:table-cell>
          <table:table-cell table:style-name="Tabla20.B2" office:value-type="string">
            <text:p text:style-name="P15">&gt; val it = [1, 2, 3] : int list</text:p>
          </table:table-cell>
        </table:table-row>
        <table:table-row>
          <table:table-cell table:style-name="Tabla20.A2" office:value-type="string">
            <text:p text:style-name="P11">hd[ 0.5 , 1.6 , 9.8 ] :: tl[ 0.5 , 1.6 , 9.8 ];</text:p>
          </table:table-cell>
          <table:table-cell table:style-name="Tabla20.B2" office:value-type="string">
            <text:p text:style-name="P15">&gt; val it = [0.5, 1.6, 9.8] : real list</text:p>
          </table:table-cell>
        </table:table-row>
        <table:table-row>
          <table:table-cell table:style-name="Tabla20.A2" office:value-type="string">
            <text:p text:style-name="P11">hd[#"a",#"e",#"i"]::tl[#"a",#"e",#"i"];</text:p>
          </table:table-cell>
          <table:table-cell table:style-name="Tabla20.B2" office:value-type="string">
            <text:p text:style-name="P15">&gt; val it = [#"a", #"e", #"i"] : char list</text:p>
          </table:table-cell>
        </table:table-row>
        <table:table-row>
          <table:table-cell table:style-name="Tabla20.A2" office:value-type="string">
            <text:p text:style-name="P11">hd["el","la","eso"]::tl["el","la","eso"];</text:p>
          </table:table-cell>
          <table:table-cell table:style-name="Tabla20.B2" office:value-type="string">
            <text:p text:style-name="P15">&gt; val it = ["el", "la", "eso"] : string list</text:p>
          </table:table-cell>
        </table:table-row>
        <table:table-row>
          <table:table-cell table:style-name="Tabla20.A2" office:value-type="string">
            <text:p text:style-name="P11">hd[]::tl[];</text:p>
          </table:table-cell>
          <table:table-cell table:style-name="Tabla20.B2" office:value-type="string">
            <text:p text:style-name="P15">! Uncaught exception:</text:p>
            <text:p text:style-name="P15">! Empty</text:p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1">Otras operaciones con Listas</text:span>:</text:p>
      <text:p text:style-name="P2"/>
      <text:list xml:id="list1716106886" text:style-name="L13">
        <text:list-item>
          <text:p text:style-name="P24"><text:span text:style-name="T5">Operador de nulidad</text:span>: <text:s/><text:span text:style-name="T5">null</text:span></text:p>
          <text:p text:style-name="P31"/>
          <text:list>
            <text:list-header>
              <text:p text:style-name="P24"><text:span text:style-name="T5">null[ ... , ... , ... ]</text:span><text:tab/><text:span text:style-name="T5">entrega</text:span></text:p>
            </text:list-header>
          </text:list>
        </text:list-item>
      </text:list>
      <text:p text:style-name="P1"><text:tab/><text:tab/><text:tab/></text:p>
      <text:p text:style-name="P1"><text:tab/><text:tab/><text:tab/><text:tab/><text:tab/><text:tab/>· verdadero, <text:span text:style-name="T5">true</text:span>, si la <text:span text:style-name="T5">Lista</text:span> esta <text:span text:style-name="T5">vacía</text:span></text:p>
      <text:p text:style-name="P1"><text:tab/><text:tab/><text:tab/></text:p>
      <text:p text:style-name="P1"><text:tab/><text:tab/><text:tab/><text:tab/><text:tab/><text:tab/>· falso, <text:span text:style-name="T5">false</text:span>, si la lista posee elementos</text:p>
      <text:p text:style-name="P1"/>
      <text:p text:style-name="P2"><text:span text:style-name="T8"><text:tab/></text:span><text:span text:style-name="T1">Algunos ejemplos</text:span><text:span text:style-name="T8">:</text:span></text:p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10">Al introducir en mosml...</text:p>
          </table:table-cell>
          <table:table-cell table:style-name="Tabla21.B1" office:value-type="string">
            <text:p text:style-name="P10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21.A2" office:value-type="string">
            <text:p text:style-name="P13"><text:s/>null [ ];</text:p>
          </table:table-cell>
          <table:table-cell table:style-name="Tabla21.B2" office:value-type="string">
            <text:p text:style-name="P15">&gt; val it = true : bool</text:p>
          </table:table-cell>
        </table:table-row>
        <table:table-row>
          <table:table-cell table:style-name="Tabla21.A2" office:value-type="string">
            <text:p text:style-name="P11">null[ 1 , 2 ];</text:p>
          </table:table-cell>
          <table:table-cell table:style-name="Tabla21.B2" office:value-type="string">
            <text:p text:style-name="P15">&gt; val it = false : bool</text:p>
          </table:table-cell>
        </table:table-row>
        <table:table-row>
          <table:table-cell table:style-name="Tabla21.A2" office:value-type="string">
            <text:p text:style-name="P11">null [ #"x" , #"y" ];</text:p>
          </table:table-cell>
          <table:table-cell table:style-name="Tabla21.B2" office:value-type="string">
            <text:p text:style-name="P15">&gt; val it = false : bool</text:p>
          </table:table-cell>
        </table:table-row>
        <table:table-row>
          <table:table-cell table:style-name="Tabla21.A2" office:value-type="string">
            <text:p text:style-name="P11">null[ "osa" , "uno" ];</text:p>
          </table:table-cell>
          <table:table-cell table:style-name="Tabla21.B2" office:value-type="string">
            <text:p text:style-name="P15">&gt; val it = false : bool</text:p>
          </table:table-cell>
        </table:table-row>
        <table:table-row>
          <table:table-cell table:style-name="Tabla21.A2" office:value-type="string">
            <text:p text:style-name="P11">null[ 0.1 , 2.3 ];</text:p>
          </table:table-cell>
          <table:table-cell table:style-name="Tabla21.B2" office:value-type="string">
            <text:p text:style-name="P15">&gt; val it = false : bool</text:p>
          </table:table-cell>
        </table:table-row>
      </table:table>
      <text:p text:style-name="P2"/>
      <text:p text:style-name="P2"/>
      <text:list xml:id="list2074662785" text:style-name="L14">
        <text:list-item>
          <text:p text:style-name="P32">Operador de concatenación de Listas: <text:s/>@</text:p>
          <text:list>
            <text:list-header>
              <text:p text:style-name="P32"/>
              <text:p text:style-name="P32">[ ... , ... , ... ] @ [ ... , ... , ... ]</text:p>
            </text:list-header>
          </text:list>
        </text:list-item>
      </text:list>
      <text:p text:style-name="P4"/>
      <text:p text:style-name="P4"><text:tab/></text:p>
      <text:p text:style-name="P2"><text:span text:style-name="T8"><text:tab/></text:span><text:span text:style-name="T1">Algunos ejemplos</text:span><text:span text:style-name="T8">:</text:span></text:p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10">Al introducir en mosml...</text:p>
          </table:table-cell>
          <table:table-cell table:style-name="Tabla22.B1" office:value-type="string">
            <text:p text:style-name="P10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22.A2" office:value-type="string">
            <text:p text:style-name="P11"><text:span text:style-name="T6">[1,2]</text:span><text:span text:style-name="T5">@</text:span><text:span text:style-name="T6">[3,4];</text:span></text:p>
          </table:table-cell>
          <table:table-cell table:style-name="Tabla22.B2" office:value-type="string">
            <text:p text:style-name="P15">&gt; val it = [1, 2, 3, 4] : int list</text:p>
          </table:table-cell>
        </table:table-row>
        <table:table-row>
          <table:table-cell table:style-name="Tabla22.A2" office:value-type="string">
            <text:p text:style-name="P11">[1.2,3.4]<text:span text:style-name="T5">@</text:span>[5.6,7.8];</text:p>
          </table:table-cell>
          <table:table-cell table:style-name="Tabla22.B2" office:value-type="string">
            <text:p text:style-name="P15">&gt; val it = [1.2, 3.4, 5.6, 7.8] : real list</text:p>
          </table:table-cell>
        </table:table-row>
        <table:table-row>
          <table:table-cell table:style-name="Tabla22.A2" office:value-type="string">
            <text:p text:style-name="P11">[#"a",#"b"]<text:span text:style-name="T5">@</text:span>[#"c",#"d"]<text:span text:style-name="T5">@</text:span>[#"e"];</text:p>
          </table:table-cell>
          <table:table-cell table:style-name="Tabla22.B2" office:value-type="string">
            <text:p text:style-name="P15">&gt; val it = [#"a", #"b", #"c", #"d", #"e"] : char list</text:p>
          </table:table-cell>
        </table:table-row>
        <table:table-row>
          <table:table-cell table:style-name="Tabla22.A2" office:value-type="string">
            <text:p text:style-name="P11">[]<text:span text:style-name="T5">@</text:span>["uau","y","ah!"];</text:p>
          </table:table-cell>
          <table:table-cell table:style-name="Tabla22.B2" office:value-type="string">
            <text:p text:style-name="P15">&gt; val it = ["uau", "y", "ah!"] : string list</text:p>
          </table:table-cell>
        </table:table-row>
      </table:table>
      <text:p text:style-name="P2"/>
      <text:p text:style-name="P2"><text:span text:style-name="T1">Pattern matching (Coincidencia de patrones)</text:span>:</text:p>
      <text:p text:style-name="P2"><text:s text:c="3"/><text:span text:style-name="T6">En </text:span><text:span text:style-name="T5">ML</text:span><text:span text:style-name="T6"> hay un mecanismo para </text:span><text:span text:style-name="T5">vincular, binding</text:span><text:span text:style-name="T6">, </text:span><text:span text:style-name="T5">nombres</text:span><text:span text:style-name="T6"> a </text:span><text:span text:style-name="T5">valores:</text:span></text:p>
      <text:p text:style-name="P3"/>
      <text:p text:style-name="P3"><text:tab/>val [nombre] = [valor]</text:p>
      <text:p text:style-name="P3"/>
      <text:p text:style-name="P3"><text:s text:c="3"/><text:span text:style-name="T7">De esta manera, en usos posteriores, si el intérprete </text:span><text:span text:style-name="T21">mosml </text:span><text:span text:style-name="T7">puede encontrar un binding único, tal que el patrón quede igual que el valor, se dice que hay coincidencia, en caso contrario estamos ante un error.</text:span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text:span text:style-name="T8"><text:tab/></text:span><text:span text:style-name="T1">Algunos ejemplos</text:span><text:span text:style-name="T8">:</text:span></text:p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10">Al introducir en mosml...</text:p>
          </table:table-cell>
          <table:table-cell table:style-name="Tabla23.B1" office:value-type="string">
            <text:p text:style-name="P10">... se<text:span text:style-name="T6"> </text:span>obtiene<text:span text:style-name="T6"> </text:span>en<text:span text:style-name="T6"> </text:span>mosml</text:p>
          </table:table-cell>
        </table:table-row>
        <table:table-row>
          <table:table-cell table:style-name="Tabla23.A2" office:value-type="string">
            <text:p text:style-name="P13">val x = 10;</text:p>
          </table:table-cell>
          <table:table-cell table:style-name="Tabla23.B2" office:value-type="string">
            <text:p text:style-name="P15">&gt; val x = 10 : int</text:p>
          </table:table-cell>
        </table:table-row>
        <table:table-row>
          <table:table-cell table:style-name="Tabla23.A2" office:value-type="string">
            <text:p text:style-name="P11">2 * 10;</text:p>
          </table:table-cell>
          <table:table-cell table:style-name="Tabla23.B2" office:value-type="string">
            <text:p text:style-name="P15">&gt; val it = 20 : int</text:p>
          </table:table-cell>
        </table:table-row>
        <table:table-row>
          <table:table-cell table:style-name="Tabla23.A2" office:value-type="string">
            <text:p text:style-name="P11">val (x,y) = (13,14);</text:p>
          </table:table-cell>
          <table:table-cell table:style-name="Tabla23.B2" office:value-type="string">
            <text:p text:style-name="P15">&gt; val x = 13 : int</text:p>
            <text:p text:style-name="P15"><text:s text:c="4"/>val y = 14 : int</text:p>
          </table:table-cell>
        </table:table-row>
        <table:table-row>
          <table:table-cell table:style-name="Tabla23.A2" office:value-type="string">
            <text:p text:style-name="P11">val (13,y) = (13,14);</text:p>
          </table:table-cell>
          <table:table-cell table:style-name="Tabla23.B2" office:value-type="string">
            <text:p text:style-name="P15">&gt; val y = 14 : int</text:p>
          </table:table-cell>
        </table:table-row>
        <table:table-row>
          <table:table-cell table:style-name="Tabla23.A2" office:value-type="string">
            <text:p text:style-name="P11">val (15,y) = (13,14);</text:p>
          </table:table-cell>
          <table:table-cell table:style-name="Tabla23.B2" office:value-type="string">
            <text:p text:style-name="P15">! Uncaught exception:</text:p>
            <text:p text:style-name="P15">! Bind</text:p>
          </table:table-cell>
        </table:table-row>
        <table:table-row>
          <table:table-cell table:style-name="Tabla23.A2" office:value-type="string">
            <text:p text:style-name="P11">val (a,b,c) = (13,14) ;</text:p>
          </table:table-cell>
          <table:table-cell table:style-name="Tabla23.B2" office:value-type="string">
            <text:p text:style-name="P15">! Toplevel input:</text:p>
            <text:p text:style-name="P15">! val (a,b,c) = (13,14) ;</text:p>
            <text:p text:style-name="P15">! <text:s text:c="14"/>^^^^^^^</text:p>
            <text:p text:style-name="P15">! Type clash: expression of type</text:p>
            <text:p text:style-name="P15">! <text:s text:c="2"/>'a * 'b</text:p>
            <text:p text:style-name="P15">! cannot have type</text:p>
            <text:p text:style-name="P15">! <text:s text:c="2"/>'c * 'd * 'e</text:p>
            <text:p text:style-name="P15">! because the tuple has the wrong number of components</text:p>
          </table:table-cell>
        </table:table-row>
        <table:table-row>
          <table:table-cell table:style-name="Tabla23.A2" office:value-type="string">
            <text:p text:style-name="P11">val [] = [];</text:p>
          </table:table-cell>
          <table:table-cell table:style-name="Tabla23.B2" office:value-type="string">
            <text:p text:style-name="P15">NOTA: NO MUESTRA NADA, MATCH SIN BINDING!</text:p>
          </table:table-cell>
        </table:table-row>
        <table:table-row>
          <table:table-cell table:style-name="Tabla23.A2" office:value-type="string">
            <text:p text:style-name="P11">val [a,b] = [1,2];</text:p>
          </table:table-cell>
          <table:table-cell table:style-name="Tabla23.B2" office:value-type="string">
            <text:p text:style-name="P15">&gt; val a = 1 : int</text:p>
            <text:p text:style-name="P15"><text:s text:c="4"/>val b = 2 : int</text:p>
          </table:table-cell>
        </table:table-row>
        <table:table-row>
          <table:table-cell table:style-name="Tabla23.A2" office:value-type="string">
            <text:p text:style-name="P11"><text:s/>val [a,b,c] = [13,14];</text:p>
          </table:table-cell>
          <table:table-cell table:style-name="Tabla23.B2" office:value-type="string">
            <text:p text:style-name="P15">! Uncaught exception:</text:p>
            <text:p text:style-name="P15">! Bind</text:p>
          </table:table-cell>
        </table:table-row>
        <table:table-row>
          <table:table-cell table:style-name="Tabla23.A2" office:value-type="string">
            <text:p text:style-name="P11">val (<text:span text:style-name="T15">h</text:span>::t) = [<text:span text:style-name="T15">1</text:span>,2,3];</text:p>
          </table:table-cell>
          <table:table-cell table:style-name="Tabla23.B2" office:value-type="string">
            <text:p text:style-name="P15">&gt; val h = 1 : int</text:p>
            <text:p text:style-name="P15"><text:s text:c="4"/>val t = [2, 3] : int list</text:p>
          </table:table-cell>
        </table:table-row>
        <table:table-row>
          <table:table-cell table:style-name="Tabla23.A2" office:value-type="string">
            <text:p text:style-name="P11">val (h::t) = [];</text:p>
          </table:table-cell>
          <table:table-cell table:style-name="Tabla23.B2" office:value-type="string">
            <text:p text:style-name="P15">! Uncaught exception:</text:p>
            <text:p text:style-name="P15">! Bind</text:p>
          </table:table-cell>
        </table:table-row>
        <table:table-row>
          <table:table-cell table:style-name="Tabla23.A2" office:value-type="string">
            <text:p text:style-name="P11">val PI = 3.14;</text:p>
          </table:table-cell>
          <table:table-cell table:style-name="Tabla23.B2" office:value-type="string">
            <text:p text:style-name="P15">&gt; val PI = 3.14 : real</text:p>
          </table:table-cell>
        </table:table-row>
        <table:table-row>
          <table:table-cell table:style-name="Tabla23.A2" office:value-type="string">
            <text:p text:style-name="P11">val R = 2.75;</text:p>
          </table:table-cell>
          <table:table-cell table:style-name="Tabla23.B2" office:value-type="string">
            <text:p text:style-name="P15">&gt; val R = 2.75 : real</text:p>
          </table:table-cell>
        </table:table-row>
        <table:table-row>
          <table:table-cell table:style-name="Tabla23.A2" office:value-type="string">
            <text:p text:style-name="P11">val AREA = PI * R * R;</text:p>
          </table:table-cell>
          <table:table-cell table:style-name="Tabla23.B2" office:value-type="string">
            <text:p text:style-name="P15">&gt; val AREA = 23.74625 : real</text:p>
          </table:table-cell>
        </table:table-row>
        <table:table-row>
          <table:table-cell table:style-name="Tabla23.A2" office:value-type="string">
            <text:p text:style-name="P11">AREA - 2.66;</text:p>
          </table:table-cell>
          <table:table-cell table:style-name="Tabla23.B2" office:value-type="string">
            <text:p text:style-name="P15">&gt; val it = 21.08625 : real</text:p>
          </table:table-cell>
        </table:table-row>
      </table:table>
      <text:p text:style-name="Standard"/>
      <text:p text:style-name="P3"/>
      <text:p text:style-name="P3"/>
      <text:p text:style-name="P3"><text:span text:style-name="T1">Funciones en ML</text:span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pitch="variable" style:font-charset="x-symbol"/>
    <style:font-face style:name="StarSymbol" svg:font-family="StarSymbol"/>
    <style:font-face style:name="Arial" svg:font-family="Arial" style:font-family-generic="swiss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s" fo:country="AR" style:font-name-asian="Bitstream Vera Sans2" style:font-size-asian="12pt" style:language-asian="es" style:country-asian="ES" style:font-name-complex="Bitstream Vera Sans2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8pt" fo:font-weight="bold" style:font-name-asian="Bitstream Vera Sans2" style:font-size-asian="18pt" style:font-weight-asian="bold" style:font-name-complex="Bitstream Vera Sans2" style:font-size-complex="18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151cm" style:type="center"/>
          <style:tab-stop style:position="16.3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fo:font-weight="bold" style:font-name-asian="StarSymbol" style:font-size-asian="9pt" style:font-weight-asian="bold" style:font-name-complex="StarSymbol" style:font-size-complex="9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.35cm" fo:margin-right="2.3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ALGORITMOS Y ESTRUCTURAS DE DATOS 3 – MACCHI, GUIDO </text:p>
        <text:p text:style-name="MP1"><text:page-number text:select-page="current"/> / <text:page-count>14</text:page-count>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21$Build-9319</meta:generator>
    <meta:initial-creator>Ezequiel Villanueva</meta:initial-creator>
    <meta:creation-date>2007-09-08T18:10:01</meta:creation-date>
    <dc:creator>Ezequiel Villanueva</dc:creator>
    <dc:date>2010-08-09T10:00:45</dc:date>
    <dc:language>es-AR</dc:language>
    <meta:editing-cycles>53</meta:editing-cycles>
    <meta:editing-duration>PT18H35M03S</meta:editing-duration>
    <meta:document-statistic meta:table-count="23" meta:image-count="0" meta:object-count="0" meta:page-count="14" meta:paragraph-count="619" meta:word-count="3612" meta:character-count="17567"/>
    <meta:user-defined meta:name="Info 1"/>
    <meta:user-defined meta:name="Info 2"/>
    <meta:user-defined meta:name="Info 3"/>
    <meta:user-defined meta:name="Info 4"/>
  </office:meta>
</office:document-meta>
</file>